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7-30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8492" calcext:value-type="float">
            <text:p>-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38032" calcext:value-type="float">
            <text:p>-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2584" calcext:value-type="float">
            <text:p>-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47176" calcext:value-type="float">
            <text:p>-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89848" calcext:value-type="float">
            <text:p>-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17864" calcext:value-type="float">
            <text:p>-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5444" calcext:value-type="float">
            <text:p>-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12352" calcext:value-type="float">
            <text:p>-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30056" calcext:value-type="float">
            <text:p>-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75192" calcext:value-type="float">
            <text:p>-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41664" calcext:value-type="float">
            <text:p>-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868" calcext:value-type="float">
            <text:p>-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98992" calcext:value-type="float">
            <text:p>-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2396" calcext:value-type="float">
            <text:p>-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51392" calcext:value-type="float">
            <text:p>-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78824" calcext:value-type="float">
            <text:p>-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72728" calcext:value-type="float">
            <text:p>-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59952" calcext:value-type="float">
            <text:p>-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84336" calcext:value-type="float">
            <text:p>-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05672" calcext:value-type="float">
            <text:p>-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42248" calcext:value-type="float">
            <text:p>-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27008" calcext:value-type="float">
            <text:p>-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66048" calcext:value-type="float">
            <text:p>-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45296" calcext:value-type="float">
            <text:p>-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30056" calcext:value-type="float">
            <text:p>-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27592" calcext:value-type="float">
            <text:p>-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0016" calcext:value-type="float">
            <text:p>-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2396" calcext:value-type="float">
            <text:p>-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6968" calcext:value-type="float">
            <text:p>-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57488" calcext:value-type="float">
            <text:p>-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27008" calcext:value-type="float">
            <text:p>-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2396" calcext:value-type="float">
            <text:p>-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72144" calcext:value-type="float">
            <text:p>-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36152" calcext:value-type="float">
            <text:p>-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392" calcext:value-type="float">
            <text:p>-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38616" calcext:value-type="float">
            <text:p>-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11184" calcext:value-type="float">
            <text:p>-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27008" calcext:value-type="float">
            <text:p>-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51392" calcext:value-type="float">
            <text:p>-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20912" calcext:value-type="float">
            <text:p>-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96528" calcext:value-type="float">
            <text:p>-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63584" calcext:value-type="float">
            <text:p>-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17864" calcext:value-type="float">
            <text:p>-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2396" calcext:value-type="float">
            <text:p>-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57488" calcext:value-type="float">
            <text:p>-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27008" calcext:value-type="float">
            <text:p>-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27008" calcext:value-type="float">
            <text:p>-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60536" calcext:value-type="float">
            <text:p>-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60536" calcext:value-type="float">
            <text:p>-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20912" calcext:value-type="float">
            <text:p>-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5444" calcext:value-type="float">
            <text:p>-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66632" calcext:value-type="float">
            <text:p>-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91016" calcext:value-type="float">
            <text:p>-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6968" calcext:value-type="float">
            <text:p>-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66632" calcext:value-type="float">
            <text:p>-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57488" calcext:value-type="float">
            <text:p>-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6-04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63584" calcext:value-type="float">
            <text:p>-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78824" calcext:value-type="float">
            <text:p>-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91016" calcext:value-type="float">
            <text:p>-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0016" calcext:value-type="float">
            <text:p>-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0016" calcext:value-type="float">
            <text:p>-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91016" calcext:value-type="float">
            <text:p>-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66632" calcext:value-type="float">
            <text:p>-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63584" calcext:value-type="float">
            <text:p>-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18448" calcext:value-type="float">
            <text:p>-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91016" calcext:value-type="float">
            <text:p>-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24544" calcext:value-type="float">
            <text:p>-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39784" calcext:value-type="float">
            <text:p>-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12352" calcext:value-type="float">
            <text:p>-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72728" calcext:value-type="float">
            <text:p>-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7636" calcext:value-type="float">
            <text:p>-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67216" calcext:value-type="float">
            <text:p>-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24544" calcext:value-type="float">
            <text:p>-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51976" calcext:value-type="float">
            <text:p>-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67216" calcext:value-type="float">
            <text:p>-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94064" calcext:value-type="float">
            <text:p>-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70264" calcext:value-type="float">
            <text:p>-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97696" calcext:value-type="float">
            <text:p>-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97696" calcext:value-type="float">
            <text:p>-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82456" calcext:value-type="float">
            <text:p>-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79408" calcext:value-type="float">
            <text:p>-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7636" calcext:value-type="float">
            <text:p>-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0684" calcext:value-type="float">
            <text:p>-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12936" calcext:value-type="float">
            <text:p>-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97696" calcext:value-type="float">
            <text:p>-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28176" calcext:value-type="float">
            <text:p>-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58656" calcext:value-type="float">
            <text:p>-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79992" calcext:value-type="float">
            <text:p>-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73896" calcext:value-type="float">
            <text:p>-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64752" calcext:value-type="float">
            <text:p>-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55608" calcext:value-type="float">
            <text:p>-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678" calcext:value-type="float">
            <text:p>-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70848" calcext:value-type="float">
            <text:p>-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07424" calcext:value-type="float">
            <text:p>-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37904" calcext:value-type="float">
            <text:p>-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65336" calcext:value-type="float">
            <text:p>-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62288" calcext:value-type="float">
            <text:p>-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62288" calcext:value-type="float">
            <text:p>-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4-23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79992" calcext:value-type="float">
            <text:p>-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80576" calcext:value-type="float">
            <text:p>-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68384" calcext:value-type="float">
            <text:p>-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5924" calcext:value-type="float">
            <text:p>-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71432" calcext:value-type="float">
            <text:p>-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01912" calcext:value-type="float">
            <text:p>-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3544" calcext:value-type="float">
            <text:p>-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59824" calcext:value-type="float">
            <text:p>-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68968" calcext:value-type="float">
            <text:p>-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84208" calcext:value-type="float">
            <text:p>-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964" calcext:value-type="float">
            <text:p>-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29928" calcext:value-type="float">
            <text:p>-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4212" calcext:value-type="float">
            <text:p>-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51264" calcext:value-type="float">
            <text:p>-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51264" calcext:value-type="float">
            <text:p>-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60408" calcext:value-type="float">
            <text:p>-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96984" calcext:value-type="float">
            <text:p>-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69552" calcext:value-type="float">
            <text:p>-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45168" calcext:value-type="float">
            <text:p>-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29928" calcext:value-type="float">
            <text:p>-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5736" calcext:value-type="float">
            <text:p>-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66504" calcext:value-type="float">
            <text:p>-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0308" calcext:value-type="float">
            <text:p>-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27464" calcext:value-type="float">
            <text:p>-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8784" calcext:value-type="float">
            <text:p>-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81744" calcext:value-type="float">
            <text:p>-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84792" calcext:value-type="float">
            <text:p>-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8784" calcext:value-type="float">
            <text:p>-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1832" calcext:value-type="float">
            <text:p>-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39656" calcext:value-type="float">
            <text:p>-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42704" calcext:value-type="float">
            <text:p>-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27464" calcext:value-type="float">
            <text:p>-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24416" calcext:value-type="float">
            <text:p>-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15272" calcext:value-type="float">
            <text:p>-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85376" calcext:value-type="float">
            <text:p>-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6404" calcext:value-type="float">
            <text:p>-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09176" calcext:value-type="float">
            <text:p>-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96984" calcext:value-type="float">
            <text:p>-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85376" calcext:value-type="float">
            <text:p>-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506712" calcext:value-type="float">
            <text:p>-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67088" calcext:value-type="float">
            <text:p>-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67088" calcext:value-type="float">
            <text:p>-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97568" calcext:value-type="float">
            <text:p>-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50976" calcext:value-type="float">
            <text:p>-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531096" calcext:value-type="float">
            <text:p>-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60992" calcext:value-type="float">
            <text:p>-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54896" calcext:value-type="float">
            <text:p>-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45752" calcext:value-type="float">
            <text:p>-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39656" calcext:value-type="float">
            <text:p>-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546336" calcext:value-type="float">
            <text:p>-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70136" calcext:value-type="float">
            <text:p>-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39656" calcext:value-type="float">
            <text:p>-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70136" calcext:value-type="float">
            <text:p>-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518904" calcext:value-type="float">
            <text:p>-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2-28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06128" calcext:value-type="float">
            <text:p>-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512808" calcext:value-type="float">
            <text:p>-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537192" calcext:value-type="float">
            <text:p>-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564624" calcext:value-type="float">
            <text:p>-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70136" calcext:value-type="float">
            <text:p>-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39656" calcext:value-type="float">
            <text:p>-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63456" calcext:value-type="float">
            <text:p>-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32976" calcext:value-type="float">
            <text:p>-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15272" calcext:value-type="float">
            <text:p>-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45752" calcext:value-type="float">
            <text:p>-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06128" calcext:value-type="float">
            <text:p>-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00032" calcext:value-type="float">
            <text:p>-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500616" calcext:value-type="float">
            <text:p>-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67088" calcext:value-type="float">
            <text:p>-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8784" calcext:value-type="float">
            <text:p>-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73184" calcext:value-type="float">
            <text:p>-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549384" calcext:value-type="float">
            <text:p>-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85376" calcext:value-type="float">
            <text:p>-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488" calcext:value-type="float">
            <text:p>-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73184" calcext:value-type="float">
            <text:p>-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73184" calcext:value-type="float">
            <text:p>-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42704" calcext:value-type="float">
            <text:p>-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82328" calcext:value-type="float">
            <text:p>-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67088" calcext:value-type="float">
            <text:p>-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54896" calcext:value-type="float">
            <text:p>-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24416" calcext:value-type="float">
            <text:p>-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81744" calcext:value-type="float">
            <text:p>-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09176" calcext:value-type="float">
            <text:p>-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42704" calcext:value-type="float">
            <text:p>-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00032" calcext:value-type="float">
            <text:p>-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12224" calcext:value-type="float">
            <text:p>-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06128" calcext:value-type="float">
            <text:p>-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63456" calcext:value-type="float">
            <text:p>-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1164" calcext:value-type="float">
            <text:p>-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90304" calcext:value-type="float">
            <text:p>-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1164" calcext:value-type="float">
            <text:p>-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20784" calcext:value-type="float">
            <text:p>-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1164" calcext:value-type="float">
            <text:p>-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87256" calcext:value-type="float">
            <text:p>-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62872" calcext:value-type="float">
            <text:p>-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93936" calcext:value-type="float">
            <text:p>-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00032" calcext:value-type="float">
            <text:p>-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32976" calcext:value-type="float">
            <text:p>-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17736" calcext:value-type="float">
            <text:p>-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72016" calcext:value-type="float">
            <text:p>-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1164" calcext:value-type="float">
            <text:p>-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2688" calcext:value-type="float">
            <text:p>-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4212" calcext:value-type="float">
            <text:p>-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5736" calcext:value-type="float">
            <text:p>-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78696" calcext:value-type="float">
            <text:p>-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99448" calcext:value-type="float">
            <text:p>-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99448" calcext:value-type="float">
            <text:p>-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90304" calcext:value-type="float">
            <text:p>-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66504" calcext:value-type="float">
            <text:p>-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90304" calcext:value-type="float">
            <text:p>-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53728" calcext:value-type="float">
            <text:p>-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90304" calcext:value-type="float">
            <text:p>-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84208" calcext:value-type="float">
            <text:p>-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32976" calcext:value-type="float">
            <text:p>-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24416" calcext:value-type="float">
            <text:p>-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0308" calcext:value-type="float">
            <text:p>-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8784" calcext:value-type="float">
            <text:p>-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63456" calcext:value-type="float">
            <text:p>-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48216" calcext:value-type="float">
            <text:p>-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36024" calcext:value-type="float">
            <text:p>-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14688" calcext:value-type="float">
            <text:p>-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05544" calcext:value-type="float">
            <text:p>-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68968" calcext:value-type="float">
            <text:p>-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72016" calcext:value-type="float">
            <text:p>-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93352" calcext:value-type="float">
            <text:p>-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29928" calcext:value-type="float">
            <text:p>-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32976" calcext:value-type="float">
            <text:p>-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2-18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09176" calcext:value-type="float">
            <text:p>-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2-18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06128" calcext:value-type="float">
            <text:p>-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84208" calcext:value-type="float">
            <text:p>-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90304" calcext:value-type="float">
            <text:p>-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84208" calcext:value-type="float">
            <text:p>-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62872" calcext:value-type="float">
            <text:p>-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202" calcext:value-type="float">
            <text:p>-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08008" calcext:value-type="float">
            <text:p>-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99448" calcext:value-type="float">
            <text:p>-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36024" calcext:value-type="float">
            <text:p>-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93352" calcext:value-type="float">
            <text:p>-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68968" calcext:value-type="float">
            <text:p>-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5068" calcext:value-type="float">
            <text:p>-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6592" calcext:value-type="float">
            <text:p>-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68968" calcext:value-type="float">
            <text:p>-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5068" calcext:value-type="float">
            <text:p>-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26296" calcext:value-type="float">
            <text:p>-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75064" calcext:value-type="float">
            <text:p>-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02496" calcext:value-type="float">
            <text:p>-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99448" calcext:value-type="float">
            <text:p>-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23832" calcext:value-type="float">
            <text:p>-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84792" calcext:value-type="float">
            <text:p>-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54312" calcext:value-type="float">
            <text:p>-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2688" calcext:value-type="float">
            <text:p>-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14688" calcext:value-type="float">
            <text:p>-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23832" calcext:value-type="float">
            <text:p>-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36024" calcext:value-type="float">
            <text:p>-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51264" calcext:value-type="float">
            <text:p>-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78696" calcext:value-type="float">
            <text:p>-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27464" calcext:value-type="float">
            <text:p>-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0308" calcext:value-type="float">
            <text:p>-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78696" calcext:value-type="float">
            <text:p>-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84792" calcext:value-type="float">
            <text:p>-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1832" calcext:value-type="float">
            <text:p>-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1832" calcext:value-type="float">
            <text:p>-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430512" calcext:value-type="float">
            <text:p>-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81744" calcext:value-type="float">
            <text:p>-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81744" calcext:value-type="float">
            <text:p>-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84792" calcext:value-type="float">
            <text:p>-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4212" calcext:value-type="float">
            <text:p>-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17736" calcext:value-type="float">
            <text:p>-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20784" calcext:value-type="float">
            <text:p>-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05544" calcext:value-type="float">
            <text:p>-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23832" calcext:value-type="float">
            <text:p>-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32976" calcext:value-type="float">
            <text:p>-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20784" calcext:value-type="float">
            <text:p>-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87256" calcext:value-type="float">
            <text:p>-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62872" calcext:value-type="float">
            <text:p>-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80576" calcext:value-type="float">
            <text:p>-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56776" calcext:value-type="float">
            <text:p>-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44584" calcext:value-type="float">
            <text:p>-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5068" calcext:value-type="float">
            <text:p>-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47632" calcext:value-type="float">
            <text:p>-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56192" calcext:value-type="float">
            <text:p>-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53144" calcext:value-type="float">
            <text:p>-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8116" calcext:value-type="float">
            <text:p>-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2688" calcext:value-type="float">
            <text:p>-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51264" calcext:value-type="float">
            <text:p>-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0-22 1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27592" calcext:value-type="float">
            <text:p>-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73312" calcext:value-type="float">
            <text:p>-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3064" calcext:value-type="float">
            <text:p>-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8492" calcext:value-type="float">
            <text:p>-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66632" calcext:value-type="float">
            <text:p>-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78824" calcext:value-type="float">
            <text:p>-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94064" calcext:value-type="float">
            <text:p>-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27592" calcext:value-type="float">
            <text:p>-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21496" calcext:value-type="float">
            <text:p>-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8492" calcext:value-type="float">
            <text:p>-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18448" calcext:value-type="float">
            <text:p>-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154" calcext:value-type="float">
            <text:p>-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28176" calcext:value-type="float">
            <text:p>-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6112" calcext:value-type="float">
            <text:p>-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48928" calcext:value-type="float">
            <text:p>-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18448" calcext:value-type="float">
            <text:p>-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72728" calcext:value-type="float">
            <text:p>-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57488" calcext:value-type="float">
            <text:p>-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48344" calcext:value-type="float">
            <text:p>-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72728" calcext:value-type="float">
            <text:p>-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45296" calcext:value-type="float">
            <text:p>-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5444" calcext:value-type="float">
            <text:p>-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66048" calcext:value-type="float">
            <text:p>-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27008" calcext:value-type="float">
            <text:p>-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20912" calcext:value-type="float">
            <text:p>-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06256" calcext:value-type="float">
            <text:p>-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154" calcext:value-type="float">
            <text:p>-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42248" calcext:value-type="float">
            <text:p>-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11184" calcext:value-type="float">
            <text:p>-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68512" calcext:value-type="float">
            <text:p>-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08136" calcext:value-type="float">
            <text:p>-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96528" calcext:value-type="float">
            <text:p>-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75192" calcext:value-type="float">
            <text:p>-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72144" calcext:value-type="float">
            <text:p>-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38616" calcext:value-type="float">
            <text:p>-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62416" calcext:value-type="float">
            <text:p>-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3252" calcext:value-type="float">
            <text:p>-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3252" calcext:value-type="float">
            <text:p>-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0204" calcext:value-type="float">
            <text:p>-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83752" calcext:value-type="float">
            <text:p>-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80704" calcext:value-type="float">
            <text:p>-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62416" calcext:value-type="float">
            <text:p>-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44128" calcext:value-type="float">
            <text:p>-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07552" calcext:value-type="float">
            <text:p>-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98408" calcext:value-type="float">
            <text:p>-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13648" calcext:value-type="float">
            <text:p>-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07552" calcext:value-type="float">
            <text:p>-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8012" calcext:value-type="float">
            <text:p>-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70976" calcext:value-type="float">
            <text:p>-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6488" calcext:value-type="float">
            <text:p>-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79536" calcext:value-type="float">
            <text:p>-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94776" calcext:value-type="float">
            <text:p>-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36864" calcext:value-type="float">
            <text:p>-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09432" calcext:value-type="float">
            <text:p>-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06384" calcext:value-type="float">
            <text:p>-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30768" calcext:value-type="float">
            <text:p>-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79536" calcext:value-type="float">
            <text:p>-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76488" calcext:value-type="float">
            <text:p>-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79536" calcext:value-type="float">
            <text:p>-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70392" calcext:value-type="float">
            <text:p>-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70392" calcext:value-type="float">
            <text:p>-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0392" calcext:value-type="float">
            <text:p>-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8-21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92896" calcext:value-type="float">
            <text:p>-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88096" calcext:value-type="float">
            <text:p>-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4296" calcext:value-type="float">
            <text:p>-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94192" calcext:value-type="float">
            <text:p>-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69808" calcext:value-type="float">
            <text:p>-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55152" calcext:value-type="float">
            <text:p>-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67344" calcext:value-type="float">
            <text:p>-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67344" calcext:value-type="float">
            <text:p>-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058" calcext:value-type="float">
            <text:p>-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66176" calcext:value-type="float">
            <text:p>-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54568" calcext:value-type="float">
            <text:p>-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11896" calcext:value-type="float">
            <text:p>-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14944" calcext:value-type="float">
            <text:p>-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33816" calcext:value-type="float">
            <text:p>-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55152" calcext:value-type="float">
            <text:p>-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18576" calcext:value-type="float">
            <text:p>-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33816" calcext:value-type="float">
            <text:p>-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63712" calcext:value-type="float">
            <text:p>-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96656" calcext:value-type="float">
            <text:p>-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96656" calcext:value-type="float">
            <text:p>-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59496" calcext:value-type="float">
            <text:p>-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296" calcext:value-type="float">
            <text:p>-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50936" calcext:value-type="float">
            <text:p>-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69224" calcext:value-type="float">
            <text:p>-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5152" calcext:value-type="float">
            <text:p>-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08848" calcext:value-type="float">
            <text:p>-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50936" calcext:value-type="float">
            <text:p>-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96072" calcext:value-type="float">
            <text:p>-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63128" calcext:value-type="float">
            <text:p>-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77784" calcext:value-type="float">
            <text:p>-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38744" calcext:value-type="float">
            <text:p>-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53984" calcext:value-type="float">
            <text:p>-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8388" calcext:value-type="float">
            <text:p>-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05216" calcext:value-type="float">
            <text:p>-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96072" calcext:value-type="float">
            <text:p>-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08264" calcext:value-type="float">
            <text:p>-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1436" calcext:value-type="float">
            <text:p>-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9912" calcext:value-type="float">
            <text:p>-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2292" calcext:value-type="float">
            <text:p>-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10728" calcext:value-type="float">
            <text:p>-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11312" calcext:value-type="float">
            <text:p>-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1436" calcext:value-type="float">
            <text:p>-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81416" calcext:value-type="float">
            <text:p>-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9912" calcext:value-type="float">
            <text:p>-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35696" calcext:value-type="float">
            <text:p>-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78368" calcext:value-type="float">
            <text:p>-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99704" calcext:value-type="float">
            <text:p>-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08264" calcext:value-type="float">
            <text:p>-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02752" calcext:value-type="float">
            <text:p>-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99704" calcext:value-type="float">
            <text:p>-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99704" calcext:value-type="float">
            <text:p>-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93608" calcext:value-type="float">
            <text:p>-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71688" calcext:value-type="float">
            <text:p>-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53984" calcext:value-type="float">
            <text:p>-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6008" calcext:value-type="float">
            <text:p>-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93608" calcext:value-type="float">
            <text:p>-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6008" calcext:value-type="float">
            <text:p>-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32648" calcext:value-type="float">
            <text:p>-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6008" calcext:value-type="float">
            <text:p>-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66176" calcext:value-type="float">
            <text:p>-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058" calcext:value-type="float">
            <text:p>-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33232" calcext:value-type="float">
            <text:p>-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27136" calcext:value-type="float">
            <text:p>-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54568" calcext:value-type="float">
            <text:p>-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82" calcext:value-type="float">
            <text:p>-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88096" calcext:value-type="float">
            <text:p>-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94192" calcext:value-type="float">
            <text:p>-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78368" calcext:value-type="float">
            <text:p>-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67344" calcext:value-type="float">
            <text:p>-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85632" calcext:value-type="float">
            <text:p>-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6-12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85632" calcext:value-type="float">
            <text:p>-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0392" calcext:value-type="float">
            <text:p>-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30768" calcext:value-type="float">
            <text:p>-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21624" calcext:value-type="float">
            <text:p>-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36864" calcext:value-type="float">
            <text:p>-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91728" calcext:value-type="float">
            <text:p>-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97824" calcext:value-type="float">
            <text:p>-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58784" calcext:value-type="float">
            <text:p>-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74024" calcext:value-type="float">
            <text:p>-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74024" calcext:value-type="float">
            <text:p>-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6488" calcext:value-type="float">
            <text:p>-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6488" calcext:value-type="float">
            <text:p>-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74024" calcext:value-type="float">
            <text:p>-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61832" calcext:value-type="float">
            <text:p>-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74024" calcext:value-type="float">
            <text:p>-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28304" calcext:value-type="float">
            <text:p>-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28888" calcext:value-type="float">
            <text:p>-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74024" calcext:value-type="float">
            <text:p>-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01456" calcext:value-type="float">
            <text:p>-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9536" calcext:value-type="float">
            <text:p>-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7156" calcext:value-type="float">
            <text:p>-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868" calcext:value-type="float">
            <text:p>-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20328" calcext:value-type="float">
            <text:p>-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38616" calcext:value-type="float">
            <text:p>-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1728" calcext:value-type="float">
            <text:p>-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05088" calcext:value-type="float">
            <text:p>-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23376" calcext:value-type="float">
            <text:p>-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41664" calcext:value-type="float">
            <text:p>-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41664" calcext:value-type="float">
            <text:p>-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41664" calcext:value-type="float">
            <text:p>-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95944" calcext:value-type="float">
            <text:p>-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1728" calcext:value-type="float">
            <text:p>-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53856" calcext:value-type="float">
            <text:p>-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3252" calcext:value-type="float">
            <text:p>-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50808" calcext:value-type="float">
            <text:p>-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90432" calcext:value-type="float">
            <text:p>-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96528" calcext:value-type="float">
            <text:p>-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99576" calcext:value-type="float">
            <text:p>-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14816" calcext:value-type="float">
            <text:p>-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33104" calcext:value-type="float">
            <text:p>-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60536" calcext:value-type="float">
            <text:p>-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72728" calcext:value-type="float">
            <text:p>-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81872" calcext:value-type="float">
            <text:p>-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78824" calcext:value-type="float">
            <text:p>-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60536" calcext:value-type="float">
            <text:p>-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48344" calcext:value-type="float">
            <text:p>-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66632" calcext:value-type="float">
            <text:p>-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03208" calcext:value-type="float">
            <text:p>-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12352" calcext:value-type="float">
            <text:p>-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27592" calcext:value-type="float">
            <text:p>-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39784" calcext:value-type="float">
            <text:p>-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916" calcext:value-type="float">
            <text:p>-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0684" calcext:value-type="float">
            <text:p>-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03792" calcext:value-type="float">
            <text:p>-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7636" calcext:value-type="float">
            <text:p>-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2208" calcext:value-type="float">
            <text:p>-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97696" calcext:value-type="float">
            <text:p>-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4-16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8492" calcext:value-type="float">
            <text:p>-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12936" calcext:value-type="float">
            <text:p>-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82456" calcext:value-type="float">
            <text:p>-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4588" calcext:value-type="float">
            <text:p>-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82456" calcext:value-type="float">
            <text:p>-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16568" calcext:value-type="float">
            <text:p>-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70848" calcext:value-type="float">
            <text:p>-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31224" calcext:value-type="float">
            <text:p>-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2208" calcext:value-type="float">
            <text:p>-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46464" calcext:value-type="float">
            <text:p>-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678" calcext:value-type="float">
            <text:p>-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678" calcext:value-type="float">
            <text:p>-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76944" calcext:value-type="float">
            <text:p>-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44" calcext:value-type="float">
            <text:p>-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01328" calcext:value-type="float">
            <text:p>-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678" calcext:value-type="float">
            <text:p>-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58656" calcext:value-type="float">
            <text:p>-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678" calcext:value-type="float">
            <text:p>-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89136" calcext:value-type="float">
            <text:p>-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5924" calcext:value-type="float">
            <text:p>-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62288" calcext:value-type="float">
            <text:p>-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77528" calcext:value-type="float">
            <text:p>-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25712" calcext:value-type="float">
            <text:p>-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65336" calcext:value-type="float">
            <text:p>-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26296" calcext:value-type="float">
            <text:p>-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68384" calcext:value-type="float">
            <text:p>-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25712" calcext:value-type="float">
            <text:p>-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37904" calcext:value-type="float">
            <text:p>-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44" calcext:value-type="float">
            <text:p>-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08008" calcext:value-type="float">
            <text:p>-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38488" calcext:value-type="float">
            <text:p>-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08008" calcext:value-type="float">
            <text:p>-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86672" calcext:value-type="float">
            <text:p>-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56192" calcext:value-type="float">
            <text:p>-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68384" calcext:value-type="float">
            <text:p>-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47048" calcext:value-type="float">
            <text:p>-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22664" calcext:value-type="float">
            <text:p>-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95816" calcext:value-type="float">
            <text:p>-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53728" calcext:value-type="float">
            <text:p>-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11056" calcext:value-type="float">
            <text:p>-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23248" calcext:value-type="float">
            <text:p>-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47632" calcext:value-type="float">
            <text:p>-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65336" calcext:value-type="float">
            <text:p>-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40952" calcext:value-type="float">
            <text:p>-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25712" calcext:value-type="float">
            <text:p>-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50096" calcext:value-type="float">
            <text:p>-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25712" calcext:value-type="float">
            <text:p>-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92184" calcext:value-type="float">
            <text:p>-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65336" calcext:value-type="float">
            <text:p>-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5924" calcext:value-type="float">
            <text:p>-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44" calcext:value-type="float">
            <text:p>-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50096" calcext:value-type="float">
            <text:p>-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01912" calcext:value-type="float">
            <text:p>-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3544" calcext:value-type="float">
            <text:p>-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98864" calcext:value-type="float">
            <text:p>-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44" calcext:value-type="float">
            <text:p>-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37904" calcext:value-type="float">
            <text:p>-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68384" calcext:value-type="float">
            <text:p>-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77528" calcext:value-type="float">
            <text:p>-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71432" calcext:value-type="float">
            <text:p>-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5924" calcext:value-type="float">
            <text:p>-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2876" calcext:value-type="float">
            <text:p>-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07424" calcext:value-type="float">
            <text:p>-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47048" calcext:value-type="float">
            <text:p>-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3544" calcext:value-type="float">
            <text:p>-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01912" calcext:value-type="float">
            <text:p>-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83624" calcext:value-type="float">
            <text:p>-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77528" calcext:value-type="float">
            <text:p>-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5924" calcext:value-type="float">
            <text:p>-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86672" calcext:value-type="float">
            <text:p>-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2-06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44584" calcext:value-type="float">
            <text:p>-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23832" calcext:value-type="float">
            <text:p>-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308592" calcext:value-type="float">
            <text:p>-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214104" calcext:value-type="float">
            <text:p>-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86672" calcext:value-type="float">
            <text:p>-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50096" calcext:value-type="float">
            <text:p>-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40952" calcext:value-type="float">
            <text:p>-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22664" calcext:value-type="float">
            <text:p>-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86088" calcext:value-type="float">
            <text:p>-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19616" calcext:value-type="float">
            <text:p>-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122664" calcext:value-type="float">
            <text:p>-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79992" calcext:value-type="float">
            <text:p>-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61704" calcext:value-type="float">
            <text:p>-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34272" calcext:value-type="float">
            <text:p>-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85504" calcext:value-type="float">
            <text:p>-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51976" calcext:value-type="float">
            <text:p>-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09304" calcext:value-type="float">
            <text:p>-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58072" calcext:value-type="float">
            <text:p>-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31224" calcext:value-type="float">
            <text:p>-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0684" calcext:value-type="float">
            <text:p>-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55024" calcext:value-type="float">
            <text:p>-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58656" calcext:value-type="float">
            <text:p>-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15984" calcext:value-type="float">
            <text:p>-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58072" calcext:value-type="float">
            <text:p>-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28176" calcext:value-type="float">
            <text:p>-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64752" calcext:value-type="float">
            <text:p>-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67216" calcext:value-type="float">
            <text:p>-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7636" calcext:value-type="float">
            <text:p>-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9828" calcext:value-type="float">
            <text:p>-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51976" calcext:value-type="float">
            <text:p>-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6112" calcext:value-type="float">
            <text:p>-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89136" calcext:value-type="float">
            <text:p>-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85504" calcext:value-type="float">
            <text:p>-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88552" calcext:value-type="float">
            <text:p>-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64168" calcext:value-type="float">
            <text:p>-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09304" calcext:value-type="float">
            <text:p>-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91016" calcext:value-type="float">
            <text:p>-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66632" calcext:value-type="float">
            <text:p>-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63584" calcext:value-type="float">
            <text:p>-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94064" calcext:value-type="float">
            <text:p>-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48928" calcext:value-type="float">
            <text:p>-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64168" calcext:value-type="float">
            <text:p>-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85504" calcext:value-type="float">
            <text:p>-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27592" calcext:value-type="float">
            <text:p>-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75776" calcext:value-type="float">
            <text:p>-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5444" calcext:value-type="float">
            <text:p>-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2396" calcext:value-type="float">
            <text:p>-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99576" calcext:value-type="float">
            <text:p>-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7824" calcext:value-type="float">
            <text:p>-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05672" calcext:value-type="float">
            <text:p>-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909304" calcext:value-type="float">
            <text:p>-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9.034272" calcext:value-type="float">
            <text:p>-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66632" calcext:value-type="float">
            <text:p>-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96528" calcext:value-type="float">
            <text:p>-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69096" calcext:value-type="float">
            <text:p>-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4776" calcext:value-type="float">
            <text:p>-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4776" calcext:value-type="float">
            <text:p>-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9348" calcext:value-type="float">
            <text:p>-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78824" calcext:value-type="float">
            <text:p>-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33104" calcext:value-type="float">
            <text:p>-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99576" calcext:value-type="float">
            <text:p>-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90432" calcext:value-type="float">
            <text:p>-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96528" calcext:value-type="float">
            <text:p>-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11768" calcext:value-type="float">
            <text:p>-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27008" calcext:value-type="float">
            <text:p>-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30056" calcext:value-type="float">
            <text:p>-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05672" calcext:value-type="float">
            <text:p>-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9348" calcext:value-type="float">
            <text:p>-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4776" calcext:value-type="float">
            <text:p>-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23376" calcext:value-type="float">
            <text:p>-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1-2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60536" calcext:value-type="float">
            <text:p>-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05088" calcext:value-type="float">
            <text:p>-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868" calcext:value-type="float">
            <text:p>-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83752" calcext:value-type="float">
            <text:p>-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74608" calcext:value-type="float">
            <text:p>-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92896" calcext:value-type="float">
            <text:p>-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23376" calcext:value-type="float">
            <text:p>-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38616" calcext:value-type="float">
            <text:p>-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80704" calcext:value-type="float">
            <text:p>-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23376" calcext:value-type="float">
            <text:p>-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02624" calcext:value-type="float">
            <text:p>-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17864" calcext:value-type="float">
            <text:p>-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87384" calcext:value-type="float">
            <text:p>-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26424" calcext:value-type="float">
            <text:p>-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11184" calcext:value-type="float">
            <text:p>-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96528" calcext:value-type="float">
            <text:p>-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392" calcext:value-type="float">
            <text:p>-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66048" calcext:value-type="float">
            <text:p>-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7824" calcext:value-type="float">
            <text:p>-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72144" calcext:value-type="float">
            <text:p>-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72144" calcext:value-type="float">
            <text:p>-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72144" calcext:value-type="float">
            <text:p>-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0-24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21624" calcext:value-type="float">
            <text:p>-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25256" calcext:value-type="float">
            <text:p>-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37448" calcext:value-type="float">
            <text:p>-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61832" calcext:value-type="float">
            <text:p>-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86216" calcext:value-type="float">
            <text:p>-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31352" calcext:value-type="float">
            <text:p>-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97824" calcext:value-type="float">
            <text:p>-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13064" calcext:value-type="float">
            <text:p>-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46592" calcext:value-type="float">
            <text:p>-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61832" calcext:value-type="float">
            <text:p>-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58784" calcext:value-type="float">
            <text:p>-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86216" calcext:value-type="float">
            <text:p>-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92312" calcext:value-type="float">
            <text:p>-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85632" calcext:value-type="float">
            <text:p>-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18576" calcext:value-type="float">
            <text:p>-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79536" calcext:value-type="float">
            <text:p>-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79536" calcext:value-type="float">
            <text:p>-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91728" calcext:value-type="float">
            <text:p>-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82584" calcext:value-type="float">
            <text:p>-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79536" calcext:value-type="float">
            <text:p>-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70392" calcext:value-type="float">
            <text:p>-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64296" calcext:value-type="float">
            <text:p>-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52104" calcext:value-type="float">
            <text:p>-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39912" calcext:value-type="float">
            <text:p>-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52104" calcext:value-type="float">
            <text:p>-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76488" calcext:value-type="float">
            <text:p>-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70392" calcext:value-type="float">
            <text:p>-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46008" calcext:value-type="float">
            <text:p>-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9-26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9912" calcext:value-type="float">
            <text:p>-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93608" calcext:value-type="float">
            <text:p>-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75904" calcext:value-type="float">
            <text:p>-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33816" calcext:value-type="float">
            <text:p>-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24672" calcext:value-type="float">
            <text:p>-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78952" calcext:value-type="float">
            <text:p>-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63712" calcext:value-type="float">
            <text:p>-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33232" calcext:value-type="float">
            <text:p>-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6676" calcext:value-type="float">
            <text:p>-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88096" calcext:value-type="float">
            <text:p>-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94192" calcext:value-type="float">
            <text:p>-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9724" calcext:value-type="float">
            <text:p>-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94192" calcext:value-type="float">
            <text:p>-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4484" calcext:value-type="float">
            <text:p>-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57032" calcext:value-type="float">
            <text:p>-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96656" calcext:value-type="float">
            <text:p>-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08848" calcext:value-type="float">
            <text:p>-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60664" calcext:value-type="float">
            <text:p>-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9724" calcext:value-type="float">
            <text:p>-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60664" calcext:value-type="float">
            <text:p>-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53984" calcext:value-type="float">
            <text:p>-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45424" calcext:value-type="float">
            <text:p>-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5152" calcext:value-type="float">
            <text:p>-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82" calcext:value-type="float">
            <text:p>-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75904" calcext:value-type="float">
            <text:p>-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69808" calcext:value-type="float">
            <text:p>-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45424" calcext:value-type="float">
            <text:p>-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64296" calcext:value-type="float">
            <text:p>-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30768" calcext:value-type="float">
            <text:p>-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72856" calcext:value-type="float">
            <text:p>-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6676" calcext:value-type="float">
            <text:p>-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9056" calcext:value-type="float">
            <text:p>-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81416" calcext:value-type="float">
            <text:p>-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78952" calcext:value-type="float">
            <text:p>-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1248" calcext:value-type="float">
            <text:p>-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69224" calcext:value-type="float">
            <text:p>-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02168" calcext:value-type="float">
            <text:p>-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39328" calcext:value-type="float">
            <text:p>-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84464" calcext:value-type="float">
            <text:p>-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17408" calcext:value-type="float">
            <text:p>-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99704" calcext:value-type="float">
            <text:p>-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91144" calcext:value-type="float">
            <text:p>-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48472" calcext:value-type="float">
            <text:p>-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4484" calcext:value-type="float">
            <text:p>-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35696" calcext:value-type="float">
            <text:p>-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38744" calcext:value-type="float">
            <text:p>-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96656" calcext:value-type="float">
            <text:p>-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00288" calcext:value-type="float">
            <text:p>-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84464" calcext:value-type="float">
            <text:p>-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81416" calcext:value-type="float">
            <text:p>-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17408" calcext:value-type="float">
            <text:p>-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32648" calcext:value-type="float">
            <text:p>-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99704" calcext:value-type="float">
            <text:p>-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57616" calcext:value-type="float">
            <text:p>-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57616" calcext:value-type="float">
            <text:p>-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63712" calcext:value-type="float">
            <text:p>-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60664" calcext:value-type="float">
            <text:p>-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6008" calcext:value-type="float">
            <text:p>-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1436" calcext:value-type="float">
            <text:p>-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84464" calcext:value-type="float">
            <text:p>-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78368" calcext:value-type="float">
            <text:p>-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08848" calcext:value-type="float">
            <text:p>-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93608" calcext:value-type="float">
            <text:p>-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296" calcext:value-type="float">
            <text:p>-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53984" calcext:value-type="float">
            <text:p>-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7532" calcext:value-type="float">
            <text:p>-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14944" calcext:value-type="float">
            <text:p>-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20456" calcext:value-type="float">
            <text:p>-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32064" calcext:value-type="float">
            <text:p>-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3816" calcext:value-type="float">
            <text:p>-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7-18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60664" calcext:value-type="float">
            <text:p>-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32648" calcext:value-type="float">
            <text:p>-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93024" calcext:value-type="float">
            <text:p>-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87512" calcext:value-type="float">
            <text:p>-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78368" calcext:value-type="float">
            <text:p>-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84464" calcext:value-type="float">
            <text:p>-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32648" calcext:value-type="float">
            <text:p>-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84464" calcext:value-type="float">
            <text:p>-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72272" calcext:value-type="float">
            <text:p>-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9056" calcext:value-type="float">
            <text:p>-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26552" calcext:value-type="float">
            <text:p>-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1436" calcext:value-type="float">
            <text:p>-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534" calcext:value-type="float">
            <text:p>-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93024" calcext:value-type="float">
            <text:p>-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05216" calcext:value-type="float">
            <text:p>-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86928" calcext:value-type="float">
            <text:p>-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296" calcext:value-type="float">
            <text:p>-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6008" calcext:value-type="float">
            <text:p>-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72272" calcext:value-type="float">
            <text:p>-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63128" calcext:value-type="float">
            <text:p>-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47304" calcext:value-type="float">
            <text:p>-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23504" calcext:value-type="float">
            <text:p>-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41792" calcext:value-type="float">
            <text:p>-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02168" calcext:value-type="float">
            <text:p>-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296" calcext:value-type="float">
            <text:p>-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35696" calcext:value-type="float">
            <text:p>-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41792" calcext:value-type="float">
            <text:p>-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81416" calcext:value-type="float">
            <text:p>-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78368" calcext:value-type="float">
            <text:p>-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7532" calcext:value-type="float">
            <text:p>-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81416" calcext:value-type="float">
            <text:p>-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41792" calcext:value-type="float">
            <text:p>-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4484" calcext:value-type="float">
            <text:p>-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89976" calcext:value-type="float">
            <text:p>-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23504" calcext:value-type="float">
            <text:p>-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41792" calcext:value-type="float">
            <text:p>-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6008" calcext:value-type="float">
            <text:p>-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7532" calcext:value-type="float">
            <text:p>-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78368" calcext:value-type="float">
            <text:p>-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08848" calcext:value-type="float">
            <text:p>-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24088" calcext:value-type="float">
            <text:p>-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96656" calcext:value-type="float">
            <text:p>-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81416" calcext:value-type="float">
            <text:p>-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27136" calcext:value-type="float">
            <text:p>-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42376" calcext:value-type="float">
            <text:p>-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72856" calcext:value-type="float">
            <text:p>-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45424" calcext:value-type="float">
            <text:p>-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02752" calcext:value-type="float">
            <text:p>-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66176" calcext:value-type="float">
            <text:p>-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87512" calcext:value-type="float">
            <text:p>-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81416" calcext:value-type="float">
            <text:p>-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4484" calcext:value-type="float">
            <text:p>-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81416" calcext:value-type="float">
            <text:p>-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24088" calcext:value-type="float">
            <text:p>-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17992" calcext:value-type="float">
            <text:p>-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87512" calcext:value-type="float">
            <text:p>-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50936" calcext:value-type="float">
            <text:p>-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41792" calcext:value-type="float">
            <text:p>-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4484" calcext:value-type="float">
            <text:p>-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6008" calcext:value-type="float">
            <text:p>-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6008" calcext:value-type="float">
            <text:p>-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93608" calcext:value-type="float">
            <text:p>-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08848" calcext:value-type="float">
            <text:p>-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5-16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65592" calcext:value-type="float">
            <text:p>-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63128" calcext:value-type="float">
            <text:p>-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69224" calcext:value-type="float">
            <text:p>-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66176" calcext:value-type="float">
            <text:p>-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69224" calcext:value-type="float">
            <text:p>-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02752" calcext:value-type="float">
            <text:p>-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87512" calcext:value-type="float">
            <text:p>-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78368" calcext:value-type="float">
            <text:p>-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72272" calcext:value-type="float">
            <text:p>-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63128" calcext:value-type="float">
            <text:p>-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63128" calcext:value-type="float">
            <text:p>-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87512" calcext:value-type="float">
            <text:p>-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3628" calcext:value-type="float">
            <text:p>-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33232" calcext:value-type="float">
            <text:p>-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39328" calcext:value-type="float">
            <text:p>-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54568" calcext:value-type="float">
            <text:p>-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03336" calcext:value-type="float">
            <text:p>-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00288" calcext:value-type="float">
            <text:p>-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94192" calcext:value-type="float">
            <text:p>-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82" calcext:value-type="float">
            <text:p>-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75904" calcext:value-type="float">
            <text:p>-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69808" calcext:value-type="float">
            <text:p>-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39328" calcext:value-type="float">
            <text:p>-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75904" calcext:value-type="float">
            <text:p>-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21624" calcext:value-type="float">
            <text:p>-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82" calcext:value-type="float">
            <text:p>-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42376" calcext:value-type="float">
            <text:p>-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54568" calcext:value-type="float">
            <text:p>-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6676" calcext:value-type="float">
            <text:p>-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75904" calcext:value-type="float">
            <text:p>-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00288" calcext:value-type="float">
            <text:p>-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94192" calcext:value-type="float">
            <text:p>-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21624" calcext:value-type="float">
            <text:p>-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18576" calcext:value-type="float">
            <text:p>-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85048" calcext:value-type="float">
            <text:p>-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82" calcext:value-type="float">
            <text:p>-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09432" calcext:value-type="float">
            <text:p>-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21624" calcext:value-type="float">
            <text:p>-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36864" calcext:value-type="float">
            <text:p>-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30768" calcext:value-type="float">
            <text:p>-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24672" calcext:value-type="float">
            <text:p>-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49056" calcext:value-type="float">
            <text:p>-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76488" calcext:value-type="float">
            <text:p>-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76488" calcext:value-type="float">
            <text:p>-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70392" calcext:value-type="float">
            <text:p>-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79536" calcext:value-type="float">
            <text:p>-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70392" calcext:value-type="float">
            <text:p>-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7344" calcext:value-type="float">
            <text:p>-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06968" calcext:value-type="float">
            <text:p>-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3-28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55736" calcext:value-type="float">
            <text:p>-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55736" calcext:value-type="float">
            <text:p>-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61832" calcext:value-type="float">
            <text:p>-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55736" calcext:value-type="float">
            <text:p>-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52688" calcext:value-type="float">
            <text:p>-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28304" calcext:value-type="float">
            <text:p>-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31352" calcext:value-type="float">
            <text:p>-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22208" calcext:value-type="float">
            <text:p>-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16112" calcext:value-type="float">
            <text:p>-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25256" calcext:value-type="float">
            <text:p>-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74024" calcext:value-type="float">
            <text:p>-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19744" calcext:value-type="float">
            <text:p>-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70976" calcext:value-type="float">
            <text:p>-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55736" calcext:value-type="float">
            <text:p>-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89264" calcext:value-type="float">
            <text:p>-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74608" calcext:value-type="float">
            <text:p>-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08136" calcext:value-type="float">
            <text:p>-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98992" calcext:value-type="float">
            <text:p>-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83752" calcext:value-type="float">
            <text:p>-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44128" calcext:value-type="float">
            <text:p>-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80704" calcext:value-type="float">
            <text:p>-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29472" calcext:value-type="float">
            <text:p>-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3252" calcext:value-type="float">
            <text:p>-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23376" calcext:value-type="float">
            <text:p>-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7824" calcext:value-type="float">
            <text:p>-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2396" calcext:value-type="float">
            <text:p>-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90432" calcext:value-type="float">
            <text:p>-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7824" calcext:value-type="float">
            <text:p>-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0872" calcext:value-type="float">
            <text:p>-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14816" calcext:value-type="float">
            <text:p>-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81288" calcext:value-type="float">
            <text:p>-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50808" calcext:value-type="float">
            <text:p>-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29472" calcext:value-type="float">
            <text:p>-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56904" calcext:value-type="float">
            <text:p>-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87384" calcext:value-type="float">
            <text:p>-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96528" calcext:value-type="float">
            <text:p>-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05672" calcext:value-type="float">
            <text:p>-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63" calcext:value-type="float">
            <text:p>-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868" calcext:value-type="float">
            <text:p>-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90432" calcext:value-type="float">
            <text:p>-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02624" calcext:value-type="float">
            <text:p>-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84336" calcext:value-type="float">
            <text:p>-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7824" calcext:value-type="float">
            <text:p>-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72144" calcext:value-type="float">
            <text:p>-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2396" calcext:value-type="float">
            <text:p>-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14816" calcext:value-type="float">
            <text:p>-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75192" calcext:value-type="float">
            <text:p>-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66048" calcext:value-type="float">
            <text:p>-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26424" calcext:value-type="float">
            <text:p>-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08136" calcext:value-type="float">
            <text:p>-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4776" calcext:value-type="float">
            <text:p>-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59952" calcext:value-type="float">
            <text:p>-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98992" calcext:value-type="float">
            <text:p>-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69096" calcext:value-type="float">
            <text:p>-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2396" calcext:value-type="float">
            <text:p>-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9348" calcext:value-type="float">
            <text:p>-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1-31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78824" calcext:value-type="float">
            <text:p>-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63" calcext:value-type="float">
            <text:p>-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98992" calcext:value-type="float">
            <text:p>-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44128" calcext:value-type="float">
            <text:p>-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31936" calcext:value-type="float">
            <text:p>-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92896" calcext:value-type="float">
            <text:p>-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90432" calcext:value-type="float">
            <text:p>-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868" calcext:value-type="float">
            <text:p>-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14232" calcext:value-type="float">
            <text:p>-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17864" calcext:value-type="float">
            <text:p>-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23376" calcext:value-type="float">
            <text:p>-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56904" calcext:value-type="float">
            <text:p>-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17864" calcext:value-type="float">
            <text:p>-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02624" calcext:value-type="float">
            <text:p>-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30056" calcext:value-type="float">
            <text:p>-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9348" calcext:value-type="float">
            <text:p>-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66048" calcext:value-type="float">
            <text:p>-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50808" calcext:value-type="float">
            <text:p>-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99576" calcext:value-type="float">
            <text:p>-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0872" calcext:value-type="float">
            <text:p>-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96528" calcext:value-type="float">
            <text:p>-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96528" calcext:value-type="float">
            <text:p>-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81288" calcext:value-type="float">
            <text:p>-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4776" calcext:value-type="float">
            <text:p>-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1728" calcext:value-type="float">
            <text:p>-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14232" calcext:value-type="float">
            <text:p>-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69096" calcext:value-type="float">
            <text:p>-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84336" calcext:value-type="float">
            <text:p>-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84336" calcext:value-type="float">
            <text:p>-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50808" calcext:value-type="float">
            <text:p>-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56904" calcext:value-type="float">
            <text:p>-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81288" calcext:value-type="float">
            <text:p>-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56904" calcext:value-type="float">
            <text:p>-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0204" calcext:value-type="float">
            <text:p>-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92896" calcext:value-type="float">
            <text:p>-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92896" calcext:value-type="float">
            <text:p>-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95944" calcext:value-type="float">
            <text:p>-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83752" calcext:value-type="float">
            <text:p>-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53272" calcext:value-type="float">
            <text:p>-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63" calcext:value-type="float">
            <text:p>-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27008" calcext:value-type="float">
            <text:p>-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14816" calcext:value-type="float">
            <text:p>-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66048" calcext:value-type="float">
            <text:p>-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4776" calcext:value-type="float">
            <text:p>-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56904" calcext:value-type="float">
            <text:p>-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69096" calcext:value-type="float">
            <text:p>-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81288" calcext:value-type="float">
            <text:p>-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57488" calcext:value-type="float">
            <text:p>-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392" calcext:value-type="float">
            <text:p>-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0872" calcext:value-type="float">
            <text:p>-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99576" calcext:value-type="float">
            <text:p>-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90432" calcext:value-type="float">
            <text:p>-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90432" calcext:value-type="float">
            <text:p>-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14816" calcext:value-type="float">
            <text:p>-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87384" calcext:value-type="float">
            <text:p>-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7824" calcext:value-type="float">
            <text:p>-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2-06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91016" calcext:value-type="float">
            <text:p>-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02624" calcext:value-type="float">
            <text:p>-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63" calcext:value-type="float">
            <text:p>-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41664" calcext:value-type="float">
            <text:p>-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0204" calcext:value-type="float">
            <text:p>-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89848" calcext:value-type="float">
            <text:p>-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44712" calcext:value-type="float">
            <text:p>-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44712" calcext:value-type="float">
            <text:p>-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4776" calcext:value-type="float">
            <text:p>-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05672" calcext:value-type="float">
            <text:p>-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38616" calcext:value-type="float">
            <text:p>-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4776" calcext:value-type="float">
            <text:p>-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38616" calcext:value-type="float">
            <text:p>-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23376" calcext:value-type="float">
            <text:p>-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80704" calcext:value-type="float">
            <text:p>-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53272" calcext:value-type="float">
            <text:p>-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13648" calcext:value-type="float">
            <text:p>-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38032" calcext:value-type="float">
            <text:p>-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38032" calcext:value-type="float">
            <text:p>-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16696" calcext:value-type="float">
            <text:p>-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77656" calcext:value-type="float">
            <text:p>-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20328" calcext:value-type="float">
            <text:p>-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50224" calcext:value-type="float">
            <text:p>-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5632" calcext:value-type="float">
            <text:p>-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14232" calcext:value-type="float">
            <text:p>-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87384" calcext:value-type="float">
            <text:p>-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88492" calcext:value-type="float">
            <text:p>-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20328" calcext:value-type="float">
            <text:p>-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77656" calcext:value-type="float">
            <text:p>-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47176" calcext:value-type="float">
            <text:p>-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7156" calcext:value-type="float">
            <text:p>-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98992" calcext:value-type="float">
            <text:p>-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68512" calcext:value-type="float">
            <text:p>-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53272" calcext:value-type="float">
            <text:p>-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4108" calcext:value-type="float">
            <text:p>-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77656" calcext:value-type="float">
            <text:p>-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20328" calcext:value-type="float">
            <text:p>-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80704" calcext:value-type="float">
            <text:p>-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34984" calcext:value-type="float">
            <text:p>-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62416" calcext:value-type="float">
            <text:p>-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92896" calcext:value-type="float">
            <text:p>-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35568" calcext:value-type="float">
            <text:p>-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1728" calcext:value-type="float">
            <text:p>-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0-24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63712" calcext:value-type="float">
            <text:p>-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76488" calcext:value-type="float">
            <text:p>-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52104" calcext:value-type="float">
            <text:p>-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4296" calcext:value-type="float">
            <text:p>-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39912" calcext:value-type="float">
            <text:p>-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33816" calcext:value-type="float">
            <text:p>-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91728" calcext:value-type="float">
            <text:p>-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16112" calcext:value-type="float">
            <text:p>-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67344" calcext:value-type="float">
            <text:p>-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582" calcext:value-type="float">
            <text:p>-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91728" calcext:value-type="float">
            <text:p>-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1916" calcext:value-type="float">
            <text:p>-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4296" calcext:value-type="float">
            <text:p>-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2772" calcext:value-type="float">
            <text:p>-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24672" calcext:value-type="float">
            <text:p>-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24672" calcext:value-type="float">
            <text:p>-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6676" calcext:value-type="float">
            <text:p>-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24088" calcext:value-type="float">
            <text:p>-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82" calcext:value-type="float">
            <text:p>-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24672" calcext:value-type="float">
            <text:p>-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91144" calcext:value-type="float">
            <text:p>-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5152" calcext:value-type="float">
            <text:p>-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82" calcext:value-type="float">
            <text:p>-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00288" calcext:value-type="float">
            <text:p>-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39912" calcext:value-type="float">
            <text:p>-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30768" calcext:value-type="float">
            <text:p>-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33232" calcext:value-type="float">
            <text:p>-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27136" calcext:value-type="float">
            <text:p>-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69224" calcext:value-type="float">
            <text:p>-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296" calcext:value-type="float">
            <text:p>-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058" calcext:value-type="float">
            <text:p>-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2104" calcext:value-type="float">
            <text:p>-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20456" calcext:value-type="float">
            <text:p>-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11896" calcext:value-type="float">
            <text:p>-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78368" calcext:value-type="float">
            <text:p>-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53984" calcext:value-type="float">
            <text:p>-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38744" calcext:value-type="float">
            <text:p>-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26552" calcext:value-type="float">
            <text:p>-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1436" calcext:value-type="float">
            <text:p>-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05216" calcext:value-type="float">
            <text:p>-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29016" calcext:value-type="float">
            <text:p>-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89976" calcext:value-type="float">
            <text:p>-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8388" calcext:value-type="float">
            <text:p>-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56448" calcext:value-type="float">
            <text:p>-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77784" calcext:value-type="float">
            <text:p>-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35696" calcext:value-type="float">
            <text:p>-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17408" calcext:value-type="float">
            <text:p>-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0768" calcext:value-type="float">
            <text:p>-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07096" calcext:value-type="float">
            <text:p>-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9244" calcext:value-type="float">
            <text:p>-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19872" calcext:value-type="float">
            <text:p>-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0768" calcext:value-type="float">
            <text:p>-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19872" calcext:value-type="float">
            <text:p>-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0768" calcext:value-type="float">
            <text:p>-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49768" calcext:value-type="float">
            <text:p>-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29016" calcext:value-type="float">
            <text:p>-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10728" calcext:value-type="float">
            <text:p>-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2292" calcext:value-type="float">
            <text:p>-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0768" calcext:value-type="float">
            <text:p>-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83296" calcext:value-type="float">
            <text:p>-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68056" calcext:value-type="float">
            <text:p>-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49768" calcext:value-type="float">
            <text:p>-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40624" calcext:value-type="float">
            <text:p>-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22336" calcext:value-type="float">
            <text:p>-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3148" calcext:value-type="float">
            <text:p>-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64424" calcext:value-type="float">
            <text:p>-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80248" calcext:value-type="float">
            <text:p>-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10728" calcext:value-type="float">
            <text:p>-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25968" calcext:value-type="float">
            <text:p>-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35112" calcext:value-type="float">
            <text:p>-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68056" calcext:value-type="float">
            <text:p>-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16824" calcext:value-type="float">
            <text:p>-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58912" calcext:value-type="float">
            <text:p>-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34528" calcext:value-type="float">
            <text:p>-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61376" calcext:value-type="float">
            <text:p>-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43672" calcext:value-type="float">
            <text:p>-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8-09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00416" calcext:value-type="float">
            <text:p>-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68056" calcext:value-type="float">
            <text:p>-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6196" calcext:value-type="float">
            <text:p>-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71104" calcext:value-type="float">
            <text:p>-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772" calcext:value-type="float">
            <text:p>-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86344" calcext:value-type="float">
            <text:p>-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25384" calcext:value-type="float">
            <text:p>-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61376" calcext:value-type="float">
            <text:p>-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43088" calcext:value-type="float">
            <text:p>-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43088" calcext:value-type="float">
            <text:p>-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67472" calcext:value-type="float">
            <text:p>-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43672" calcext:value-type="float">
            <text:p>-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10144" calcext:value-type="float">
            <text:p>-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97952" calcext:value-type="float">
            <text:p>-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04048" calcext:value-type="float">
            <text:p>-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34528" calcext:value-type="float">
            <text:p>-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97952" calcext:value-type="float">
            <text:p>-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8576" calcext:value-type="float">
            <text:p>-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8576" calcext:value-type="float">
            <text:p>-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49768" calcext:value-type="float">
            <text:p>-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4672" calcext:value-type="float">
            <text:p>-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37576" calcext:value-type="float">
            <text:p>-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43672" calcext:value-type="float">
            <text:p>-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55864" calcext:value-type="float">
            <text:p>-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3148" calcext:value-type="float">
            <text:p>-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13192" calcext:value-type="float">
            <text:p>-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94904" calcext:value-type="float">
            <text:p>-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58912" calcext:value-type="float">
            <text:p>-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86344" calcext:value-type="float">
            <text:p>-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772" calcext:value-type="float">
            <text:p>-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37576" calcext:value-type="float">
            <text:p>-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07096" calcext:value-type="float">
            <text:p>-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04048" calcext:value-type="float">
            <text:p>-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73568" calcext:value-type="float">
            <text:p>-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04048" calcext:value-type="float">
            <text:p>-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37576" calcext:value-type="float">
            <text:p>-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22336" calcext:value-type="float">
            <text:p>-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04048" calcext:value-type="float">
            <text:p>-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4672" calcext:value-type="float">
            <text:p>-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3148" calcext:value-type="float">
            <text:p>-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71104" calcext:value-type="float">
            <text:p>-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6196" calcext:value-type="float">
            <text:p>-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68056" calcext:value-type="float">
            <text:p>-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2292" calcext:value-type="float">
            <text:p>-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29016" calcext:value-type="float">
            <text:p>-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50352" calcext:value-type="float">
            <text:p>-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9912" calcext:value-type="float">
            <text:p>-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19288" calcext:value-type="float">
            <text:p>-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89392" calcext:value-type="float">
            <text:p>-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04632" calcext:value-type="float">
            <text:p>-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3816" calcext:value-type="float">
            <text:p>-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89976" calcext:value-type="float">
            <text:p>-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56448" calcext:value-type="float">
            <text:p>-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80248" calcext:value-type="float">
            <text:p>-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86928" calcext:value-type="float">
            <text:p>-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34528" calcext:value-type="float">
            <text:p>-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98536" calcext:value-type="float">
            <text:p>-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19872" calcext:value-type="float">
            <text:p>-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20456" calcext:value-type="float">
            <text:p>-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35696" calcext:value-type="float">
            <text:p>-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96072" calcext:value-type="float">
            <text:p>-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35696" calcext:value-type="float">
            <text:p>-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08264" calcext:value-type="float">
            <text:p>-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78368" calcext:value-type="float">
            <text:p>-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058" calcext:value-type="float">
            <text:p>-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5152" calcext:value-type="float">
            <text:p>-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39328" calcext:value-type="float">
            <text:p>-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4484" calcext:value-type="float">
            <text:p>-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02752" calcext:value-type="float">
            <text:p>-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99704" calcext:value-type="float">
            <text:p>-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81416" calcext:value-type="float">
            <text:p>-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87512" calcext:value-type="float">
            <text:p>-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69224" calcext:value-type="float">
            <text:p>-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30184" calcext:value-type="float">
            <text:p>-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2104" calcext:value-type="float">
            <text:p>-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14944" calcext:value-type="float">
            <text:p>-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058" calcext:value-type="float">
            <text:p>-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3628" calcext:value-type="float">
            <text:p>-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27136" calcext:value-type="float">
            <text:p>-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08848" calcext:value-type="float">
            <text:p>-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02752" calcext:value-type="float">
            <text:p>-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75904" calcext:value-type="float">
            <text:p>-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75904" calcext:value-type="float">
            <text:p>-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30768" calcext:value-type="float">
            <text:p>-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55152" calcext:value-type="float">
            <text:p>-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94776" calcext:value-type="float">
            <text:p>-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79536" calcext:value-type="float">
            <text:p>-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13064" calcext:value-type="float">
            <text:p>-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37448" calcext:value-type="float">
            <text:p>-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6488" calcext:value-type="float">
            <text:p>-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5-11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13064" calcext:value-type="float">
            <text:p>-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10016" calcext:value-type="float">
            <text:p>-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94776" calcext:value-type="float">
            <text:p>-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37448" calcext:value-type="float">
            <text:p>-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58784" calcext:value-type="float">
            <text:p>-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58784" calcext:value-type="float">
            <text:p>-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52104" calcext:value-type="float">
            <text:p>-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0392" calcext:value-type="float">
            <text:p>-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25256" calcext:value-type="float">
            <text:p>-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55736" calcext:value-type="float">
            <text:p>-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70976" calcext:value-type="float">
            <text:p>-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77072" calcext:value-type="float">
            <text:p>-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92312" calcext:value-type="float">
            <text:p>-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04504" calcext:value-type="float">
            <text:p>-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16696" calcext:value-type="float">
            <text:p>-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16696" calcext:value-type="float">
            <text:p>-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16696" calcext:value-type="float">
            <text:p>-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98408" calcext:value-type="float">
            <text:p>-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74024" calcext:value-type="float">
            <text:p>-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46592" calcext:value-type="float">
            <text:p>-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46592" calcext:value-type="float">
            <text:p>-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6488" calcext:value-type="float">
            <text:p>-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2584" calcext:value-type="float">
            <text:p>-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0204" calcext:value-type="float">
            <text:p>-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98992" calcext:value-type="float">
            <text:p>-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98992" calcext:value-type="float">
            <text:p>-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74608" calcext:value-type="float">
            <text:p>-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83752" calcext:value-type="float">
            <text:p>-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62416" calcext:value-type="float">
            <text:p>-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34984" calcext:value-type="float">
            <text:p>-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106" calcext:value-type="float">
            <text:p>-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9536" calcext:value-type="float">
            <text:p>-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83168" calcext:value-type="float">
            <text:p>-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53272" calcext:value-type="float">
            <text:p>-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1728" calcext:value-type="float">
            <text:p>-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83752" calcext:value-type="float">
            <text:p>-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89848" calcext:value-type="float">
            <text:p>-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7156" calcext:value-type="float">
            <text:p>-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80704" calcext:value-type="float">
            <text:p>-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22792" calcext:value-type="float">
            <text:p>-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38032" calcext:value-type="float">
            <text:p>-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59368" calcext:value-type="float">
            <text:p>-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4108" calcext:value-type="float">
            <text:p>-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98408" calcext:value-type="float">
            <text:p>-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16696" calcext:value-type="float">
            <text:p>-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83168" calcext:value-type="float">
            <text:p>-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74024" calcext:value-type="float">
            <text:p>-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70976" calcext:value-type="float">
            <text:p>-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6488" calcext:value-type="float">
            <text:p>-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89264" calcext:value-type="float">
            <text:p>-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6488" calcext:value-type="float">
            <text:p>-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13064" calcext:value-type="float">
            <text:p>-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16112" calcext:value-type="float">
            <text:p>-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6488" calcext:value-type="float">
            <text:p>-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55736" calcext:value-type="float">
            <text:p>-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8012" calcext:value-type="float">
            <text:p>-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8012" calcext:value-type="float">
            <text:p>-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3-15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18576" calcext:value-type="float">
            <text:p>-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2772" calcext:value-type="float">
            <text:p>-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82" calcext:value-type="float">
            <text:p>-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10016" calcext:value-type="float">
            <text:p>-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58784" calcext:value-type="float">
            <text:p>-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344" calcext:value-type="float">
            <text:p>-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58784" calcext:value-type="float">
            <text:p>-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46592" calcext:value-type="float">
            <text:p>-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52688" calcext:value-type="float">
            <text:p>-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37448" calcext:value-type="float">
            <text:p>-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40496" calcext:value-type="float">
            <text:p>-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37448" calcext:value-type="float">
            <text:p>-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9536" calcext:value-type="float">
            <text:p>-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31936" calcext:value-type="float">
            <text:p>-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65464" calcext:value-type="float">
            <text:p>-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47176" calcext:value-type="float">
            <text:p>-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59368" calcext:value-type="float">
            <text:p>-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04504" calcext:value-type="float">
            <text:p>-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2584" calcext:value-type="float">
            <text:p>-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2584" calcext:value-type="float">
            <text:p>-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22792" calcext:value-type="float">
            <text:p>-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22792" calcext:value-type="float">
            <text:p>-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28888" calcext:value-type="float">
            <text:p>-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9536" calcext:value-type="float">
            <text:p>-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16696" calcext:value-type="float">
            <text:p>-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74608" calcext:value-type="float">
            <text:p>-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65464" calcext:value-type="float">
            <text:p>-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07552" calcext:value-type="float">
            <text:p>-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52688" calcext:value-type="float">
            <text:p>-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92312" calcext:value-type="float">
            <text:p>-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59368" calcext:value-type="float">
            <text:p>-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53272" calcext:value-type="float">
            <text:p>-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5632" calcext:value-type="float">
            <text:p>-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59368" calcext:value-type="float">
            <text:p>-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59368" calcext:value-type="float">
            <text:p>-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16696" calcext:value-type="float">
            <text:p>-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28888" calcext:value-type="float">
            <text:p>-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16696" calcext:value-type="float">
            <text:p>-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67928" calcext:value-type="float">
            <text:p>-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53272" calcext:value-type="float">
            <text:p>-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74608" calcext:value-type="float">
            <text:p>-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68512" calcext:value-type="float">
            <text:p>-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2-01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16112" calcext:value-type="float">
            <text:p>-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50224" calcext:value-type="float">
            <text:p>-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31936" calcext:value-type="float">
            <text:p>-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38032" calcext:value-type="float">
            <text:p>-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98992" calcext:value-type="float">
            <text:p>-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53272" calcext:value-type="float">
            <text:p>-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44128" calcext:value-type="float">
            <text:p>-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5632" calcext:value-type="float">
            <text:p>-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74608" calcext:value-type="float">
            <text:p>-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4108" calcext:value-type="float">
            <text:p>-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83168" calcext:value-type="float">
            <text:p>-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16696" calcext:value-type="float">
            <text:p>-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5632" calcext:value-type="float">
            <text:p>-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07552" calcext:value-type="float">
            <text:p>-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86216" calcext:value-type="float">
            <text:p>-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19744" calcext:value-type="float">
            <text:p>-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53856" calcext:value-type="float">
            <text:p>-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92896" calcext:value-type="float">
            <text:p>-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1728" calcext:value-type="float">
            <text:p>-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1728" calcext:value-type="float">
            <text:p>-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4108" calcext:value-type="float">
            <text:p>-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01456" calcext:value-type="float">
            <text:p>-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28888" calcext:value-type="float">
            <text:p>-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59368" calcext:value-type="float">
            <text:p>-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07552" calcext:value-type="float">
            <text:p>-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53272" calcext:value-type="float">
            <text:p>-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29472" calcext:value-type="float">
            <text:p>-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0204" calcext:value-type="float">
            <text:p>-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34984" calcext:value-type="float">
            <text:p>-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13648" calcext:value-type="float">
            <text:p>-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26424" calcext:value-type="float">
            <text:p>-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723376" calcext:value-type="float">
            <text:p>-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98992" calcext:value-type="float">
            <text:p>-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68512" calcext:value-type="float">
            <text:p>-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68512" calcext:value-type="float">
            <text:p>-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50224" calcext:value-type="float">
            <text:p>-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31936" calcext:value-type="float">
            <text:p>-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04504" calcext:value-type="float">
            <text:p>-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13648" calcext:value-type="float">
            <text:p>-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106" calcext:value-type="float">
            <text:p>-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04504" calcext:value-type="float">
            <text:p>-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68512" calcext:value-type="float">
            <text:p>-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92896" calcext:value-type="float">
            <text:p>-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01456" calcext:value-type="float">
            <text:p>-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2584" calcext:value-type="float">
            <text:p>-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13648" calcext:value-type="float">
            <text:p>-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92312" calcext:value-type="float">
            <text:p>-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77072" calcext:value-type="float">
            <text:p>-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40496" calcext:value-type="float">
            <text:p>-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2-14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22208" calcext:value-type="float">
            <text:p>-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46592" calcext:value-type="float">
            <text:p>-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58784" calcext:value-type="float">
            <text:p>-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22792" calcext:value-type="float">
            <text:p>-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9536" calcext:value-type="float">
            <text:p>-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86216" calcext:value-type="float">
            <text:p>-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34984" calcext:value-type="float">
            <text:p>-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106" calcext:value-type="float">
            <text:p>-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16696" calcext:value-type="float">
            <text:p>-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9536" calcext:value-type="float">
            <text:p>-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106" calcext:value-type="float">
            <text:p>-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13648" calcext:value-type="float">
            <text:p>-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07552" calcext:value-type="float">
            <text:p>-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74024" calcext:value-type="float">
            <text:p>-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77072" calcext:value-type="float">
            <text:p>-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98408" calcext:value-type="float">
            <text:p>-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9536" calcext:value-type="float">
            <text:p>-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9536" calcext:value-type="float">
            <text:p>-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9536" calcext:value-type="float">
            <text:p>-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77072" calcext:value-type="float">
            <text:p>-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344" calcext:value-type="float">
            <text:p>-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8012" calcext:value-type="float">
            <text:p>-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22792" calcext:value-type="float">
            <text:p>-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83168" calcext:value-type="float">
            <text:p>-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4964" calcext:value-type="float">
            <text:p>-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4964" calcext:value-type="float">
            <text:p>-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6488" calcext:value-type="float">
            <text:p>-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46592" calcext:value-type="float">
            <text:p>-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4964" calcext:value-type="float">
            <text:p>-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55736" calcext:value-type="float">
            <text:p>-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92312" calcext:value-type="float">
            <text:p>-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22792" calcext:value-type="float">
            <text:p>-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13648" calcext:value-type="float">
            <text:p>-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16696" calcext:value-type="float">
            <text:p>-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83168" calcext:value-type="float">
            <text:p>-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67928" calcext:value-type="float">
            <text:p>-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86216" calcext:value-type="float">
            <text:p>-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13648" calcext:value-type="float">
            <text:p>-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89264" calcext:value-type="float">
            <text:p>-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4964" calcext:value-type="float">
            <text:p>-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40496" calcext:value-type="float">
            <text:p>-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22208" calcext:value-type="float">
            <text:p>-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40496" calcext:value-type="float">
            <text:p>-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28304" calcext:value-type="float">
            <text:p>-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46592" calcext:value-type="float">
            <text:p>-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67928" calcext:value-type="float">
            <text:p>-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13648" calcext:value-type="float">
            <text:p>-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34984" calcext:value-type="float">
            <text:p>-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98408" calcext:value-type="float">
            <text:p>-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6106" calcext:value-type="float">
            <text:p>-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0-25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543544" calcext:value-type="float">
            <text:p>-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91144" calcext:value-type="float">
            <text:p>-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06384" calcext:value-type="float">
            <text:p>-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15528" calcext:value-type="float">
            <text:p>-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9724" calcext:value-type="float">
            <text:p>-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82" calcext:value-type="float">
            <text:p>-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85048" calcext:value-type="float">
            <text:p>-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94192" calcext:value-type="float">
            <text:p>-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2772" calcext:value-type="float">
            <text:p>-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7344" calcext:value-type="float">
            <text:p>-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79536" calcext:value-type="float">
            <text:p>-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76488" calcext:value-type="float">
            <text:p>-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64296" calcext:value-type="float">
            <text:p>-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64296" calcext:value-type="float">
            <text:p>-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8868" calcext:value-type="float">
            <text:p>-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79536" calcext:value-type="float">
            <text:p>-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70392" calcext:value-type="float">
            <text:p>-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55152" calcext:value-type="float">
            <text:p>-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55152" calcext:value-type="float">
            <text:p>-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39912" calcext:value-type="float">
            <text:p>-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0-05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94192" calcext:value-type="float">
            <text:p>-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67344" calcext:value-type="float">
            <text:p>-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75904" calcext:value-type="float">
            <text:p>-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33816" calcext:value-type="float">
            <text:p>-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21624" calcext:value-type="float">
            <text:p>-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18576" calcext:value-type="float">
            <text:p>-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17992" calcext:value-type="float">
            <text:p>-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60664" calcext:value-type="float">
            <text:p>-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91144" calcext:value-type="float">
            <text:p>-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88096" calcext:value-type="float">
            <text:p>-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85048" calcext:value-type="float">
            <text:p>-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72856" calcext:value-type="float">
            <text:p>-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94192" calcext:value-type="float">
            <text:p>-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00288" calcext:value-type="float">
            <text:p>-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72856" calcext:value-type="float">
            <text:p>-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72856" calcext:value-type="float">
            <text:p>-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54568" calcext:value-type="float">
            <text:p>-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3628" calcext:value-type="float">
            <text:p>-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30184" calcext:value-type="float">
            <text:p>-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39328" calcext:value-type="float">
            <text:p>-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48472" calcext:value-type="float">
            <text:p>-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69224" calcext:value-type="float">
            <text:p>-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69224" calcext:value-type="float">
            <text:p>-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53984" calcext:value-type="float">
            <text:p>-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6008" calcext:value-type="float">
            <text:p>-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14944" calcext:value-type="float">
            <text:p>-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24088" calcext:value-type="float">
            <text:p>-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63128" calcext:value-type="float">
            <text:p>-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32648" calcext:value-type="float">
            <text:p>-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534" calcext:value-type="float">
            <text:p>-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87512" calcext:value-type="float">
            <text:p>-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02752" calcext:value-type="float">
            <text:p>-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87512" calcext:value-type="float">
            <text:p>-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57032" calcext:value-type="float">
            <text:p>-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78368" calcext:value-type="float">
            <text:p>-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84464" calcext:value-type="float">
            <text:p>-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59496" calcext:value-type="float">
            <text:p>-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89976" calcext:value-type="float">
            <text:p>-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77784" calcext:value-type="float">
            <text:p>-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93024" calcext:value-type="float">
            <text:p>-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71688" calcext:value-type="float">
            <text:p>-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13776" calcext:value-type="float">
            <text:p>-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3816" calcext:value-type="float">
            <text:p>-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50352" calcext:value-type="float">
            <text:p>-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59496" calcext:value-type="float">
            <text:p>-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8388" calcext:value-type="float">
            <text:p>-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98536" calcext:value-type="float">
            <text:p>-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7052" calcext:value-type="float">
            <text:p>-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34528" calcext:value-type="float">
            <text:p>-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19872" calcext:value-type="float">
            <text:p>-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9244" calcext:value-type="float">
            <text:p>-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68056" calcext:value-type="float">
            <text:p>-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43672" calcext:value-type="float">
            <text:p>-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40624" calcext:value-type="float">
            <text:p>-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30896" calcext:value-type="float">
            <text:p>-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03464" calcext:value-type="float">
            <text:p>-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30896" calcext:value-type="float">
            <text:p>-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91856" calcext:value-type="float">
            <text:p>-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15656" calcext:value-type="float">
            <text:p>-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91856" calcext:value-type="float">
            <text:p>-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73568" calcext:value-type="float">
            <text:p>-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67472" calcext:value-type="float">
            <text:p>-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94904" calcext:value-type="float">
            <text:p>-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7052" calcext:value-type="float">
            <text:p>-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76032" calcext:value-type="float">
            <text:p>-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0956" calcext:value-type="float">
            <text:p>-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82128" calcext:value-type="float">
            <text:p>-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45552" calcext:value-type="float">
            <text:p>-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12608" calcext:value-type="float">
            <text:p>-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60792" calcext:value-type="float">
            <text:p>-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248" calcext:value-type="float">
            <text:p>-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43088" calcext:value-type="float">
            <text:p>-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36992" calcext:value-type="float">
            <text:p>-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18704" calcext:value-type="float">
            <text:p>-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91272" calcext:value-type="float">
            <text:p>-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54696" calcext:value-type="float">
            <text:p>-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6384" calcext:value-type="float">
            <text:p>-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7-20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45552" calcext:value-type="float">
            <text:p>-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21168" calcext:value-type="float">
            <text:p>-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5716" calcext:value-type="float">
            <text:p>-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17536" calcext:value-type="float">
            <text:p>-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38872" calcext:value-type="float">
            <text:p>-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54112" calcext:value-type="float">
            <text:p>-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96784" calcext:value-type="float">
            <text:p>-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60208" calcext:value-type="float">
            <text:p>-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5716" calcext:value-type="float">
            <text:p>-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96784" calcext:value-type="float">
            <text:p>-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63256" calcext:value-type="float">
            <text:p>-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60208" calcext:value-type="float">
            <text:p>-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78496" calcext:value-type="float">
            <text:p>-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93736" calcext:value-type="float">
            <text:p>-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63256" calcext:value-type="float">
            <text:p>-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60208" calcext:value-type="float">
            <text:p>-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724" calcext:value-type="float">
            <text:p>-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5716" calcext:value-type="float">
            <text:p>-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48016" calcext:value-type="float">
            <text:p>-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23632" calcext:value-type="float">
            <text:p>-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962" calcext:value-type="float">
            <text:p>-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74864" calcext:value-type="float">
            <text:p>-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84008" calcext:value-type="float">
            <text:p>-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87056" calcext:value-type="float">
            <text:p>-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74864" calcext:value-type="float">
            <text:p>-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68768" calcext:value-type="float">
            <text:p>-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71816" calcext:value-type="float">
            <text:p>-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62672" calcext:value-type="float">
            <text:p>-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3524" calcext:value-type="float">
            <text:p>-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53528" calcext:value-type="float">
            <text:p>-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84008" calcext:value-type="float">
            <text:p>-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05344" calcext:value-type="float">
            <text:p>-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1144" calcext:value-type="float">
            <text:p>-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44968" calcext:value-type="float">
            <text:p>-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51064" calcext:value-type="float">
            <text:p>-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08392" calcext:value-type="float">
            <text:p>-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05928" calcext:value-type="float">
            <text:p>-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96784" calcext:value-type="float">
            <text:p>-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724" calcext:value-type="float">
            <text:p>-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60208" calcext:value-type="float">
            <text:p>-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44384" calcext:value-type="float">
            <text:p>-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20584" calcext:value-type="float">
            <text:p>-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35824" calcext:value-type="float">
            <text:p>-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48016" calcext:value-type="float">
            <text:p>-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81544" calcext:value-type="float">
            <text:p>-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96784" calcext:value-type="float">
            <text:p>-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15072" calcext:value-type="float">
            <text:p>-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27264" calcext:value-type="float">
            <text:p>-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54696" calcext:value-type="float">
            <text:p>-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42504" calcext:value-type="float">
            <text:p>-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30312" calcext:value-type="float">
            <text:p>-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72984" calcext:value-type="float">
            <text:p>-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18704" calcext:value-type="float">
            <text:p>-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27848" calcext:value-type="float">
            <text:p>-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81544" calcext:value-type="float">
            <text:p>-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36408" calcext:value-type="float">
            <text:p>-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03464" calcext:value-type="float">
            <text:p>-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39456" calcext:value-type="float">
            <text:p>-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36992" calcext:value-type="float">
            <text:p>-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27848" calcext:value-type="float">
            <text:p>-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248" calcext:value-type="float">
            <text:p>-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4004" calcext:value-type="float">
            <text:p>-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7052" calcext:value-type="float">
            <text:p>-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8576" calcext:value-type="float">
            <text:p>-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88808" calcext:value-type="float">
            <text:p>-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88808" calcext:value-type="float">
            <text:p>-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91856" calcext:value-type="float">
            <text:p>-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07096" calcext:value-type="float">
            <text:p>-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97952" calcext:value-type="float">
            <text:p>-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37576" calcext:value-type="float">
            <text:p>-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5-11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979664" calcext:value-type="float">
            <text:p>-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19288" calcext:value-type="float">
            <text:p>-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28432" calcext:value-type="float">
            <text:p>-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52816" calcext:value-type="float">
            <text:p>-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80248" calcext:value-type="float">
            <text:p>-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89392" calcext:value-type="float">
            <text:p>-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83296" calcext:value-type="float">
            <text:p>-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04632" calcext:value-type="float">
            <text:p>-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29016" calcext:value-type="float">
            <text:p>-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19872" calcext:value-type="float">
            <text:p>-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04632" calcext:value-type="float">
            <text:p>-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10728" calcext:value-type="float">
            <text:p>-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10728" calcext:value-type="float">
            <text:p>-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95488" calcext:value-type="float">
            <text:p>-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9244" calcext:value-type="float">
            <text:p>-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0768" calcext:value-type="float">
            <text:p>-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41208" calcext:value-type="float">
            <text:p>-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10728" calcext:value-type="float">
            <text:p>-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6196" calcext:value-type="float">
            <text:p>-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4672" calcext:value-type="float">
            <text:p>-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29016" calcext:value-type="float">
            <text:p>-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16824" calcext:value-type="float">
            <text:p>-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19872" calcext:value-type="float">
            <text:p>-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0768" calcext:value-type="float">
            <text:p>-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47304" calcext:value-type="float">
            <text:p>-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29016" calcext:value-type="float">
            <text:p>-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2292" calcext:value-type="float">
            <text:p>-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16824" calcext:value-type="float">
            <text:p>-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16824" calcext:value-type="float">
            <text:p>-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74736" calcext:value-type="float">
            <text:p>-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71688" calcext:value-type="float">
            <text:p>-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02168" calcext:value-type="float">
            <text:p>-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71688" calcext:value-type="float">
            <text:p>-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89976" calcext:value-type="float">
            <text:p>-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80832" calcext:value-type="float">
            <text:p>-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77784" calcext:value-type="float">
            <text:p>-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6864" calcext:value-type="float">
            <text:p>-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44256" calcext:value-type="float">
            <text:p>-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13776" calcext:value-type="float">
            <text:p>-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534" calcext:value-type="float">
            <text:p>-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19912" calcext:value-type="float">
            <text:p>-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6008" calcext:value-type="float">
            <text:p>-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26552" calcext:value-type="float">
            <text:p>-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38744" calcext:value-type="float">
            <text:p>-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99704" calcext:value-type="float">
            <text:p>-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84464" calcext:value-type="float">
            <text:p>-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08848" calcext:value-type="float">
            <text:p>-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45424" calcext:value-type="float">
            <text:p>-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63712" calcext:value-type="float">
            <text:p>-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3-2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82" calcext:value-type="float">
            <text:p>-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24672" calcext:value-type="float">
            <text:p>-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91144" calcext:value-type="float">
            <text:p>-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30184" calcext:value-type="float">
            <text:p>-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57616" calcext:value-type="float">
            <text:p>-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36864" calcext:value-type="float">
            <text:p>-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21624" calcext:value-type="float">
            <text:p>-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21624" calcext:value-type="float">
            <text:p>-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9724" calcext:value-type="float">
            <text:p>-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15528" calcext:value-type="float">
            <text:p>-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69808" calcext:value-type="float">
            <text:p>-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45424" calcext:value-type="float">
            <text:p>-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27136" calcext:value-type="float">
            <text:p>-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02752" calcext:value-type="float">
            <text:p>-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81416" calcext:value-type="float">
            <text:p>-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9056" calcext:value-type="float">
            <text:p>-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54568" calcext:value-type="float">
            <text:p>-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85048" calcext:value-type="float">
            <text:p>-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00288" calcext:value-type="float">
            <text:p>-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2772" calcext:value-type="float">
            <text:p>-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24672" calcext:value-type="float">
            <text:p>-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60664" calcext:value-type="float">
            <text:p>-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82" calcext:value-type="float">
            <text:p>-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78952" calcext:value-type="float">
            <text:p>-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78952" calcext:value-type="float">
            <text:p>-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78952" calcext:value-type="float">
            <text:p>-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60664" calcext:value-type="float">
            <text:p>-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54568" calcext:value-type="float">
            <text:p>-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63712" calcext:value-type="float">
            <text:p>-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54568" calcext:value-type="float">
            <text:p>-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78368" calcext:value-type="float">
            <text:p>-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9056" calcext:value-type="float">
            <text:p>-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3628" calcext:value-type="float">
            <text:p>-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00288" calcext:value-type="float">
            <text:p>-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96656" calcext:value-type="float">
            <text:p>-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60664" calcext:value-type="float">
            <text:p>-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88096" calcext:value-type="float">
            <text:p>-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60664" calcext:value-type="float">
            <text:p>-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78952" calcext:value-type="float">
            <text:p>-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57616" calcext:value-type="float">
            <text:p>-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60664" calcext:value-type="float">
            <text:p>-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17992" calcext:value-type="float">
            <text:p>-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08848" calcext:value-type="float">
            <text:p>-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99704" calcext:value-type="float">
            <text:p>-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60664" calcext:value-type="float">
            <text:p>-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3628" calcext:value-type="float">
            <text:p>-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54568" calcext:value-type="float">
            <text:p>-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27136" calcext:value-type="float">
            <text:p>-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42376" calcext:value-type="float">
            <text:p>-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2-02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39328" calcext:value-type="float">
            <text:p>-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75904" calcext:value-type="float">
            <text:p>-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85048" calcext:value-type="float">
            <text:p>-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2104" calcext:value-type="float">
            <text:p>-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9056" calcext:value-type="float">
            <text:p>-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87512" calcext:value-type="float">
            <text:p>-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63712" calcext:value-type="float">
            <text:p>-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78952" calcext:value-type="float">
            <text:p>-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85048" calcext:value-type="float">
            <text:p>-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30184" calcext:value-type="float">
            <text:p>-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3628" calcext:value-type="float">
            <text:p>-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39328" calcext:value-type="float">
            <text:p>-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17992" calcext:value-type="float">
            <text:p>-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50936" calcext:value-type="float">
            <text:p>-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26552" calcext:value-type="float">
            <text:p>-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69224" calcext:value-type="float">
            <text:p>-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11896" calcext:value-type="float">
            <text:p>-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39328" calcext:value-type="float">
            <text:p>-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03336" calcext:value-type="float">
            <text:p>-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6676" calcext:value-type="float">
            <text:p>-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30184" calcext:value-type="float">
            <text:p>-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39328" calcext:value-type="float">
            <text:p>-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54568" calcext:value-type="float">
            <text:p>-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27136" calcext:value-type="float">
            <text:p>-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54568" calcext:value-type="float">
            <text:p>-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15528" calcext:value-type="float">
            <text:p>-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409432" calcext:value-type="float">
            <text:p>-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57616" calcext:value-type="float">
            <text:p>-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69808" calcext:value-type="float">
            <text:p>-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45424" calcext:value-type="float">
            <text:p>-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5152" calcext:value-type="float">
            <text:p>-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45424" calcext:value-type="float">
            <text:p>-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357616" calcext:value-type="float">
            <text:p>-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78368" calcext:value-type="float">
            <text:p>-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2349848" calcext:value-type="float">
            <text:p>-8.23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8.0081775483871" calcext:value-type="float">
            <text:p>-8.00817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8169008" calcext:value-type="float">
            <text:p>-7.81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64625212903226" calcext:value-type="float">
            <text:p>-7.64625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213824516129" calcext:value-type="float">
            <text:p>-7.52138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91908" calcext:value-type="float">
            <text:p>-7.39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40919638709678" calcext:value-type="float">
            <text:p>-7.409196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26528" calcext:value-type="float">
            <text:p>-7.5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4221496774194" calcext:value-type="float">
            <text:p>-7.74221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72005848275862" calcext:value-type="float">
            <text:p>-7.720058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51567974193548" calcext:value-type="float">
            <text:p>-7.51567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9464464516129" calcext:value-type="float">
            <text:p>-7.39464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601072" calcext:value-type="float">
            <text:p>-7.36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0202477419355" calcext:value-type="float">
            <text:p>-7.30202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3071736" calcext:value-type="float">
            <text:p>-7.30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08178219354839" calcext:value-type="float">
            <text:p>-7.081782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0411329032258" calcext:value-type="float">
            <text:p>-6.90411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760344" calcext:value-type="float">
            <text:p>-6.67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9484235294118" calcext:value-type="float">
            <text:p>-6.69484235294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7251771428572" calcext:value-type="float">
            <text:p>-6.972517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3104180645161" calcext:value-type="float">
            <text:p>-7.13104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7.15137" calcext:value-type="float">
            <text:p>-7.151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7470890322581" calcext:value-type="float">
            <text:p>-6.97470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1444309677419" calcext:value-type="float">
            <text:p>-6.81444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826128" calcext:value-type="float">
            <text:p>-6.78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1080516129032" calcext:value-type="float">
            <text:p>-6.81080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936616" calcext:value-type="float">
            <text:p>-6.89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0028464516129" calcext:value-type="float">
            <text:p>-6.80028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5053341935484" calcext:value-type="float">
            <text:p>-6.75053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957704" calcext:value-type="float">
            <text:p>-6.59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2154012903226" calcext:value-type="float">
            <text:p>-6.52154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229992" calcext:value-type="float">
            <text:p>-6.622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88818503225806" calcext:value-type="float">
            <text:p>-6.88818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92874" calcext:value-type="float">
            <text:p>-6.992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93855428571429" calcext:value-type="float">
            <text:p>-6.93855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5104290909091" calcext:value-type="float">
            <text:p>-6.7510429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43751" calcext:value-type="float">
            <text:p>-6.6437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072264" calcext:value-type="float">
            <text:p>-6.307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111535483871" calcext:value-type="float">
            <text:p>-5.9111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65216" calcext:value-type="float">
            <text:p>-5.6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746144" calcext:value-type="float">
            <text:p>-5.47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8993961290323" calcext:value-type="float">
            <text:p>-5.48993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068464" calcext:value-type="float">
            <text:p>-5.80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2121296551724" calcext:value-type="float">
            <text:p>-5.921212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580268" calcext:value-type="float">
            <text:p>-6.158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7739288888889" calcext:value-type="float">
            <text:p>-6.177392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14655483871" calcext:value-type="float">
            <text:p>-6.12146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131192" calcext:value-type="float">
            <text:p>-6.31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04788" calcext:value-type="float">
            <text:p>-6.30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66656" calcext:value-type="float">
            <text:p>-6.03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3230731034483" calcext:value-type="float">
            <text:p>-6.032307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055375" calcext:value-type="float">
            <text:p>-6.2055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497208" calcext:value-type="float">
            <text:p>-6.24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1014658064516" calcext:value-type="float">
            <text:p>-6.31014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5908579310345" calcext:value-type="float">
            <text:p>-6.559085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353522580645" calcext:value-type="float">
            <text:p>-6.70353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0738675862069" calcext:value-type="float">
            <text:p>-6.707386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9370890322581" calcext:value-type="float">
            <text:p>-6.59370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3540361290323" calcext:value-type="float">
            <text:p>-6.53540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137792" calcext:value-type="float">
            <text:p>-6.51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7542090322581" calcext:value-type="float">
            <text:p>-6.57542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608712" calcext:value-type="float">
            <text:p>-6.360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4516129032258" calcext:value-type="float">
            <text:p>-6.14516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611512" calcext:value-type="float">
            <text:p>-6.06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272928" calcext:value-type="float">
            <text:p>-6.12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5428748387097" calcext:value-type="float">
            <text:p>-6.45428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531744" calcext:value-type="float">
            <text:p>-6.65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8720774193548" calcext:value-type="float">
            <text:p>-6.78720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79464514285714" calcext:value-type="float">
            <text:p>-6.79464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8436232258065" calcext:value-type="float">
            <text:p>-6.68436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9754348387097" calcext:value-type="float">
            <text:p>-6.59754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132712" calcext:value-type="float">
            <text:p>-6.51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2419483870968" calcext:value-type="float">
            <text:p>-6.52419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310768" calcext:value-type="float">
            <text:p>-6.43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2508567741936" calcext:value-type="float">
            <text:p>-6.42508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2548490322581" calcext:value-type="float">
            <text:p>-6.32548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3289688" calcext:value-type="float">
            <text:p>-6.32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8034296774194" calcext:value-type="float">
            <text:p>-6.48034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0475095652174" calcext:value-type="float">
            <text:p>-6.60475095652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61653066666667" calcext:value-type="float">
            <text:p>-6.616530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6964894117647" calcext:value-type="float">
            <text:p>-6.469648941176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8861987096774" calcext:value-type="float">
            <text:p>-6.18861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7072516129032" calcext:value-type="float">
            <text:p>-6.17072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943488" calcext:value-type="float">
            <text:p>-6.19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5459432258065" calcext:value-type="float">
            <text:p>-6.25459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21984" calcext:value-type="float">
            <text:p>-6.2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681548387097" calcext:value-type="float">
            <text:p>-6.10681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871277419355" calcext:value-type="float">
            <text:p>-5.94871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500264" calcext:value-type="float">
            <text:p>-5.85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603509677419" calcext:value-type="float">
            <text:p>-5.83603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841896" calcext:value-type="float">
            <text:p>-5.78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322993548387" calcext:value-type="float">
            <text:p>-5.88322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505485714286" calcext:value-type="float">
            <text:p>-6.04505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593058064516" calcext:value-type="float">
            <text:p>-6.10593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4231587096774" calcext:value-type="float">
            <text:p>-6.04231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791344" calcext:value-type="float">
            <text:p>-6.07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982890322581" calcext:value-type="float">
            <text:p>-6.02982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042048" calcext:value-type="float">
            <text:p>-5.80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2445083870968" calcext:value-type="float">
            <text:p>-5.52445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417615483871" calcext:value-type="float">
            <text:p>-5.4417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653184" calcext:value-type="float">
            <text:p>-5.26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0067458064516" calcext:value-type="float">
            <text:p>-5.20067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08676" calcext:value-type="float">
            <text:p>-5.4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3035019354839" calcext:value-type="float">
            <text:p>-5.53035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8283834482759" calcext:value-type="float">
            <text:p>-5.682838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1205032258065" calcext:value-type="float">
            <text:p>-5.71205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8776464516129" calcext:value-type="float">
            <text:p>-5.68776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781448" calcext:value-type="float">
            <text:p>-5.57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0843019354839" calcext:value-type="float">
            <text:p>-5.40843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812696" calcext:value-type="float">
            <text:p>-5.28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2073238709677" calcext:value-type="float">
            <text:p>-5.22073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1563148387097" calcext:value-type="float">
            <text:p>-5.01563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467768" calcext:value-type="float">
            <text:p>-5.04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3311509677419" calcext:value-type="float">
            <text:p>-5.33311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89016" calcext:value-type="float">
            <text:p>-5.5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4095716129032" calcext:value-type="float">
            <text:p>-5.74095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2936914285714" calcext:value-type="float">
            <text:p>-5.72936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0164" calcext:value-type="float">
            <text:p>-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1107896774194" calcext:value-type="float">
            <text:p>-5.51107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370728" calcext:value-type="float">
            <text:p>-5.63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7930296774194" calcext:value-type="float">
            <text:p>-5.77930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70976" calcext:value-type="float">
            <text:p>-5.93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635870967742" calcext:value-type="float">
            <text:p>-6.01635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593083870968" calcext:value-type="float">
            <text:p>-5.93593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191904" calcext:value-type="float">
            <text:p>-6.01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0562967741936" calcext:value-type="float">
            <text:p>-6.20562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45414" calcext:value-type="float">
            <text:p>-6.45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54867716129032" calcext:value-type="float">
            <text:p>-6.54867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29248714285714" calcext:value-type="float">
            <text:p>-6.29248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0484903225807" calcext:value-type="float">
            <text:p>-6.10484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800129032258" calcext:value-type="float">
            <text:p>-6.00800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746896" calcext:value-type="float">
            <text:p>-5.97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9227561290323" calcext:value-type="float">
            <text:p>-5.89227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1146944" calcext:value-type="float">
            <text:p>-6.11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0701806451613" calcext:value-type="float">
            <text:p>-6.00701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5609290322581" calcext:value-type="float">
            <text:p>-5.85609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000648" calcext:value-type="float">
            <text:p>-5.70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5926296774194" calcext:value-type="float">
            <text:p>-5.45926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22036" calcext:value-type="float">
            <text:p>-5.62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9788593548387" calcext:value-type="float">
            <text:p>-5.79788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2585628571429" calcext:value-type="float">
            <text:p>-5.92585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487819354839" calcext:value-type="float">
            <text:p>-5.94487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104361290323" calcext:value-type="float">
            <text:p>-5.94104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342528" calcext:value-type="float">
            <text:p>-5.93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8411483870968" calcext:value-type="float">
            <text:p>-5.88411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662832" calcext:value-type="float">
            <text:p>-5.46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2102735483871" calcext:value-type="float">
            <text:p>-5.22102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147584516129" calcext:value-type="float">
            <text:p>-4.8147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03064" calcext:value-type="float">
            <text:p>-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6184309677419" calcext:value-type="float">
            <text:p>-5.06184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9242" calcext:value-type="float">
            <text:p>-5.39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6211432258065" calcext:value-type="float">
            <text:p>-5.46211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4716181818182" calcext:value-type="float">
            <text:p>-5.347161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65192" calcext:value-type="float">
            <text:p>-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8869375" calcext:value-type="float">
            <text:p>-4.78869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047295483871" calcext:value-type="float">
            <text:p>-4.80472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2950683870968" calcext:value-type="float">
            <text:p>-4.82950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12093496774194" calcext:value-type="float">
            <text:p>-5.12093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1786322580645" calcext:value-type="float">
            <text:p>-5.51786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6484075" calcext:value-type="float">
            <text:p>-5.96484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2448085714286" calcext:value-type="float">
            <text:p>-6.02448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6.05028" calcext:value-type="float">
            <text:p>-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8115922580645" calcext:value-type="float">
            <text:p>-5.98115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452256" calcext:value-type="float">
            <text:p>-5.94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6198325" calcext:value-type="float">
            <text:p>-5.96198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16168" calcext:value-type="float">
            <text:p>-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7978864516129" calcext:value-type="float">
            <text:p>-5.87978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256805" calcext:value-type="float">
            <text:p>-5.82568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69848180645161" calcext:value-type="float">
            <text:p>-5.69848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2118838709677" calcext:value-type="float">
            <text:p>-5.82118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90771225806452" calcext:value-type="float">
            <text:p>-5.90771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3121729032258" calcext:value-type="float">
            <text:p>-5.83121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268872" calcext:value-type="float">
            <text:p>-5.72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82236825806452" calcext:value-type="float">
            <text:p>-5.82236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3889238709677" calcext:value-type="float">
            <text:p>-5.73889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6130993548387" calcext:value-type="float">
            <text:p>-5.76130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73033832258064" calcext:value-type="float">
            <text:p>-5.730338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886608" calcext:value-type="float">
            <text:p>-5.38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9900575" calcext:value-type="float">
            <text:p>-4.99900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83422325" calcext:value-type="float">
            <text:p>-4.83422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67051922580645" calcext:value-type="float">
            <text:p>-4.67051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427744516129" calcext:value-type="float">
            <text:p>-4.94277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024384516129" calcext:value-type="float">
            <text:p>-5.30243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9848774193548" calcext:value-type="float">
            <text:p>-5.59848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559552" calcext:value-type="float">
            <text:p>-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96865" calcext:value-type="float">
            <text:p>-5.396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8296464516129" calcext:value-type="float">
            <text:p>-5.38296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9358348387097" calcext:value-type="float">
            <text:p>-5.39358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40038925" calcext:value-type="float">
            <text:p>-5.40038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37441058064516" calcext:value-type="float">
            <text:p>-5.37441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224653" calcext:value-type="float">
            <text:p>-5.2246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99367175" calcext:value-type="float">
            <text:p>-4.99367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1627875" calcext:value-type="float">
            <text:p>-4.51627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441745" calcext:value-type="float">
            <text:p>-4.44417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3069264516129" calcext:value-type="float">
            <text:p>-4.73069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73629703225806" calcext:value-type="float">
            <text:p>-4.73629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53941793103448" calcext:value-type="float">
            <text:p>-4.539417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4392215" calcext:value-type="float">
            <text:p>-4.43922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14459174193548" calcext:value-type="float">
            <text:p>-4.14459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0842683870968" calcext:value-type="float">
            <text:p>-3.80842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55092" calcext:value-type="float">
            <text:p>-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95248" calcext:value-type="float">
            <text:p>-2.64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1601625" calcext:value-type="float">
            <text:p>-2.41601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721435" calcext:value-type="float">
            <text:p>-2.6721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472392" calcext:value-type="float">
            <text:p>-2.447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5527175" calcext:value-type="float">
            <text:p>-2.55527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6482503225806" calcext:value-type="float">
            <text:p>-2.86482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5262116129032" calcext:value-type="float">
            <text:p>-3.05262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0924685714286" calcext:value-type="float">
            <text:p>-3.00924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810256" calcext:value-type="float">
            <text:p>-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64723716129032" calcext:value-type="float">
            <text:p>-2.64723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0864" calcext:value-type="float">
            <text:p>-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6416945454545" calcext:value-type="float">
            <text:p>-2.4641694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364025806452" calcext:value-type="float">
            <text:p>-2.28364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806503225806" calcext:value-type="float">
            <text:p>-2.11806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798032" calcext:value-type="float">
            <text:p>-1.87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82064" calcext:value-type="float">
            <text:p>-1.7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062055" calcext:value-type="float">
            <text:p>-2.4062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4106064516129" calcext:value-type="float">
            <text:p>-2.34106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8350812945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11579968" calcext:value-type="float">
            <text:p>-2.115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328" meta:object-count="0"/>
    <meta:user-defined meta:name="AppVersion">3.0</meta:user-defined>
  </office:meta>
</office:document-meta>
</file>